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draw:marker-start-width="0.457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16.1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9" style:family="graphic" style:parent-style-name="standard">
      <style:graphic-properties svg:stroke-width="0.102cm" draw:marker-start-width="0.457cm" draw:marker-end-width="0.457cm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5.3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77cm"/>
    </style:style>
    <style:style style:name="gr19" style:family="graphic" style:parent-style-name="standard">
      <style:graphic-properties draw:fill="solid" draw:fill-color="#ff3366" draw:textarea-horizontal-align="center" draw:textarea-vertical-align="middle"/>
    </style:style>
    <style:style style:name="gr20" style:family="graphic" style:parent-style-name="standard">
      <style:graphic-properties svg:stroke-width="0.102cm" svg:stroke-color="#dc2300" draw:marker-start-width="0.457cm" draw:marker-end-width="0.457cm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102cm" svg:stroke-color="#dc2300" draw:marker-start-width="0.559cm" draw:marker-end-width="0.559cm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8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0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2" style:family="graphic" style:parent-style-name="standard">
      <style:graphic-properties draw:ole-draw-aspect="1"/>
    </style:style>
    <style:style style:name="pr1" style:family="presentation" style:parent-style-name="Blue-subtitle">
      <style:graphic-properties draw:fill-color="#ffffff" fo:min-height="13.609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7.551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left="3.6cm" fo:margin-right="0cm" text:enable-numbering="false" fo:text-indent="-0.6cm"/>
    </style:style>
    <style:style style:name="P17" style:family="paragraph">
      <style:paragraph-properties fo:margin-left="2.4cm" fo:margin-right="0cm" fo:text-indent="-0.8cm"/>
    </style:style>
    <style:style style:name="P18" style:family="paragraph">
      <style:paragraph-properties fo:margin-left="1.2cm" fo:margin-right="0cm" fo:text-indent="-0.9cm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paragraph-properties fo:margin-left="1.2cm" fo:margin-right="0cm" fo:text-align="justify" fo:text-indent="-0.9cm"/>
    </style:style>
    <style:style style:name="P22" style:family="paragraph">
      <style:paragraph-properties fo:margin-left="1.2cm" fo:margin-right="0cm" fo:text-align="start" fo:text-indent="-0.9cm"/>
    </style:style>
    <style:style style:name="P23" style:family="paragraph">
      <style:paragraph-properties fo:margin-left="0cm" fo:margin-right="0cm" fo:text-indent="0cm"/>
      <style:text-properties fo:font-size="18pt"/>
    </style:style>
    <style:style style:name="P24" style:family="paragraph">
      <style:paragraph-properties fo:margin-left="0cm" fo:margin-right="0cm" fo:text-align="justify" fo:text-indent="0cm"/>
    </style:style>
    <style:style style:name="P25" style:family="paragraph">
      <style:paragraph-properties fo:margin-left="0cm" fo:margin-right="0cm" fo:text-align="justify" fo:text-indent="0cm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7" style:family="paragraph">
      <style:paragraph-properties fo:margin-left="0.6cm" fo:margin-right="0cm" fo:text-indent="-0.6cm"/>
      <style:text-properties fo:font-size="20pt"/>
    </style:style>
    <style:style style:name="P2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0000" fo:font-size="36pt" style:font-size-asian="36pt" style:font-size-complex="36pt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language="en" fo:country="US"/>
    </style:style>
    <style:style style:name="T13" style:family="text">
      <style:text-properties fo:font-size="32pt" fo:language="en" fo:country="US" style:font-size-asian="32pt" style:font-size-complex="32pt"/>
    </style:style>
    <style:style style:name="T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18pt"/>
    </style:style>
    <style:style style:name="T17" style:family="text">
      <style:text-properties style:text-position="super 58%" fo:language="en" fo:country="US"/>
    </style:style>
    <style:style style:name="T18" style:family="text">
      <style:text-properties fo:font-size="28pt" fo:language="en" fo:country="US" style:font-size-asian="28pt" style:font-size-complex="28pt"/>
    </style:style>
    <style:style style:name="T19" style:family="text">
      <style:text-properties fo:font-size="24pt" fo:language="en" fo:country="US" style:font-size-asian="24pt" style:font-size-complex="24pt"/>
    </style:style>
    <style:style style:name="T20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presentation:style-name="pr1" draw:text-style-name="P2" draw:layer="layout" svg:width="25.199cm" svg:height="13.609cm" svg:x="1.4cm" svg:y="5.039cm">
          <draw:text-box>
            <text:p text:style-name="P1"><text:span text:style-name="T1">Parallel Implementations of </text:span></text:p>
            <text:p text:style-name="P1"><text:span text:style-name="T1">Smith-Waterman Algorithm</text:span></text:p>
            <text:p text:style-name="P1"><text:span text:style-name="T1"/></text:p>
            <text:p text:style-name="P1"><text:span text:style-name="T1">By Kevin W. English</text:span></text:p>
            <text:p text:style-name="P1"><text:span text:style-name="T1">University of Hawaii</text:span></text:p>
            <text:p text:style-name="P1"><text:span text:style-name="T1">ICS 63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oinformatics Algorithm for performing local sequence alignment</text:p>
              </text:list-item>
            </text:list>
            <text:list text:style-name="L2">
              <text:list-item>
                <text:p text:style-name="P4">First proposed in 1981</text:p>
              </text:list-item>
            </text:list>
            <text:list text:style-name="L2">
              <text:list-item>
                <text:p text:style-name="P4">Given two sequences, finds the sequence that represents the optimal local alignment.</text:p>
              </text:list-item>
            </text:list>
            <text:list text:style-name="L2">
              <text:list-item>
                <text:p text:style-name="P4">Dynamic Programming algorithm that uses a scoring systems and back traces to find the optimal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V : Scoring Matrix</text:p>
              </text:list-item>
            </text:list>
            <text:list text:style-name="L2">
              <text:list-item>
                <text:p text:style-name="P5">S: Sequence (length:<text:span text:style-name="T2">n</text:span><text:span text:style-name="T3">)</text:span>, T : Sequence (length: <text:span text:style-name="T2">m</text:span>)</text:p>
              </text:list-item>
            </text:list>
            <text:list text:style-name="L2">
              <text:list-item>
                <text:p text:style-name="P6">Initialization</text:p>
              </text:list-item>
            </text:list>
            <text:list text:style-name="L2">
              <text:list-item>
                <text:list>
                  <text:list-item>
                    <text:p text:style-name="P7">V (i,0) = 0, 0 ≤ i ≤ 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 (0,j) = 0, 0 ≤ j ≤ m</text:p>
                  </text:list-item>
                </text:list>
              </text:list-item>
            </text:list>
          </draw:text-box>
        </draw:frame>
        <draw:custom-shape draw:style-name="gr2" draw:text-style-name="P9" draw:layer="layout" svg:width="12cm" svg:height="8cm" svg:x="14cm" svg:y="11.5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4cm" svg:y1="12.5cm" svg:x2="26cm" svg:y2="12.5cm">
          <text:p text:style-name="P1"/>
        </draw:line>
        <draw:line draw:style-name="gr3" draw:text-style-name="P9" draw:layer="layout" svg:x1="14cm" svg:y1="13.5cm" svg:x2="26cm" svg:y2="13.5cm">
          <text:p text:style-name="P1"/>
        </draw:line>
        <draw:line draw:style-name="gr3" draw:text-style-name="P9" draw:layer="layout" svg:x1="14cm" svg:y1="14.5cm" svg:x2="26cm" svg:y2="14.5cm">
          <text:p text:style-name="P1"/>
        </draw:line>
        <draw:line draw:style-name="gr3" draw:text-style-name="P9" draw:layer="layout" svg:x1="14cm" svg:y1="15.5cm" svg:x2="26cm" svg:y2="15.5cm">
          <text:p text:style-name="P1"/>
        </draw:line>
        <draw:line draw:style-name="gr3" draw:text-style-name="P9" draw:layer="layout" svg:x1="14cm" svg:y1="16.5cm" svg:x2="26cm" svg:y2="16.5cm">
          <text:p text:style-name="P1"/>
        </draw:line>
        <draw:line draw:style-name="gr3" draw:text-style-name="P9" draw:layer="layout" svg:x1="14cm" svg:y1="17.5cm" svg:x2="26cm" svg:y2="17.5cm">
          <text:p text:style-name="P1"/>
        </draw:line>
        <draw:line draw:style-name="gr3" draw:text-style-name="P9" draw:layer="layout" svg:x1="14cm" svg:y1="18.5cm" svg:x2="26cm" svg:y2="18.5cm">
          <text:p text:style-name="P1"/>
        </draw:line>
        <draw:line draw:style-name="gr3" draw:text-style-name="P9" draw:layer="layout" svg:x1="15cm" svg:y1="11.5cm" svg:x2="15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6cm" svg:y1="11.5cm" svg:x2="16cm" svg:y2="19.5cm">
          <text:p text:style-name="P1"/>
        </draw:line>
        <draw:line draw:style-name="gr3" draw:text-style-name="P9" draw:layer="layout" svg:x1="17cm" svg:y1="11.5cm" svg:x2="17cm" svg:y2="19.5cm">
          <text:p text:style-name="P1"/>
        </draw:line>
        <draw:line draw:style-name="gr3" draw:text-style-name="P9" draw:layer="layout" svg:x1="18cm" svg:y1="11.5cm" svg:x2="18cm" svg:y2="19.5cm">
          <text:p text:style-name="P1"/>
        </draw:line>
        <draw:line draw:style-name="gr3" draw:text-style-name="P9" draw:layer="layout" svg:x1="19cm" svg:y1="11.5cm" svg:x2="19cm" svg:y2="19.5cm">
          <text:p text:style-name="P1"/>
        </draw:line>
        <draw:line draw:style-name="gr3" draw:text-style-name="P9" draw:layer="layout" svg:x1="20cm" svg:y1="11.5cm" svg:x2="20cm" svg:y2="19.5cm">
          <text:p text:style-name="P1"/>
        </draw:line>
        <draw:line draw:style-name="gr3" draw:text-style-name="P9" draw:layer="layout" svg:x1="21cm" svg:y1="11.5cm" svg:x2="21cm" svg:y2="19.5cm">
          <text:p text:style-name="P1"/>
        </draw:line>
        <draw:line draw:style-name="gr3" draw:text-style-name="P9" draw:layer="layout" svg:x1="22cm" svg:y1="11.5cm" svg:x2="22cm" svg:y2="19.5cm">
          <text:p text:style-name="P1"/>
        </draw:line>
        <draw:line draw:style-name="gr3" draw:text-style-name="P9" draw:layer="layout" svg:x1="23cm" svg:y1="11.5cm" svg:x2="23cm" svg:y2="19.5cm">
          <text:p text:style-name="P1"/>
        </draw:line>
        <draw:line draw:style-name="gr3" draw:text-style-name="P9" draw:layer="layout" svg:x1="24cm" svg:y1="11.5cm" svg:x2="24cm" svg:y2="19.5cm">
          <text:p text:style-name="P1"/>
        </draw:line>
        <draw:line draw:style-name="gr3" draw:text-style-name="P9" draw:layer="layout" svg:x1="25cm" svg:y1="11.5cm" svg:x2="25cm" svg:y2="19.5cm">
          <text:p text:style-name="P1"/>
        </draw:line>
        <draw:frame draw:style-name="gr4" draw:layer="layout" svg:width="0.853cm" svg:height="0.962cm" svg:x="14.147cm" svg:y="11.538cm">
          <draw:text-box>
            <text:p text:style-name="P1">0</text:p>
          </draw:text-box>
        </draw:frame>
        <draw:frame draw:style-name="gr4" draw:layer="layout" svg:width="0.853cm" svg:height="0.962cm" svg:x="14.147cm" svg:y="12.538cm">
          <draw:text-box>
            <text:p text:style-name="P1">0</text:p>
          </draw:text-box>
        </draw:frame>
        <draw:frame draw:style-name="gr4" draw:layer="layout" svg:width="0.853cm" svg:height="0.962cm" svg:x="14.147cm" svg:y="14.538cm">
          <draw:text-box>
            <text:p text:style-name="P1">0</text:p>
          </draw:text-box>
        </draw:frame>
        <draw:frame draw:style-name="gr4" draw:layer="layout" svg:width="0.853cm" svg:height="0.962cm" svg:x="14.148cm" svg:y="15.638cm">
          <draw:text-box>
            <text:p text:style-name="P1">0</text:p>
          </draw:text-box>
        </draw:frame>
        <draw:frame draw:style-name="gr4" draw:layer="layout" svg:width="0.853cm" svg:height="0.962cm" svg:x="14.149cm" svg:y="16.538cm">
          <draw:text-box>
            <text:p text:style-name="P1">0</text:p>
          </draw:text-box>
        </draw:frame>
        <draw:frame draw:style-name="gr4" draw:layer="layout" svg:width="0.853cm" svg:height="0.962cm" svg:x="14.15cm" svg:y="17.438cm">
          <draw:text-box>
            <text:p text:style-name="P1">0</text:p>
          </draw:text-box>
        </draw:frame>
        <draw:frame draw:style-name="gr4" draw:layer="layout" svg:width="0.853cm" svg:height="0.962cm" svg:x="14.151cm" svg:y="18.538cm">
          <draw:text-box>
            <text:p text:style-name="P1">0</text:p>
          </draw:text-box>
        </draw:frame>
        <draw:frame draw:style-name="gr4" draw:layer="layout" svg:width="0.853cm" svg:height="0.962cm" svg:x="14.148cm" svg:y="13.538cm">
          <draw:text-box>
            <text:p text:style-name="P1">0</text:p>
          </draw:text-box>
        </draw:frame>
        <draw:frame draw:style-name="gr4" draw:layer="layout" svg:width="0.853cm" svg:height="0.962cm" svg:x="15.048cm" svg:y="11.538cm">
          <draw:text-box>
            <text:p text:style-name="P1">0</text:p>
          </draw:text-box>
        </draw:frame>
        <draw:frame draw:style-name="gr4" draw:layer="layout" svg:width="0.853cm" svg:height="0.962cm" svg:x="16.049cm" svg:y="11.538cm">
          <draw:text-box>
            <text:p text:style-name="P1">0</text:p>
          </draw:text-box>
        </draw:frame>
        <draw:frame draw:style-name="gr4" draw:layer="layout" svg:width="0.853cm" svg:height="0.962cm" svg:x="17.05cm" svg:y="11.538cm">
          <draw:text-box>
            <text:p text:style-name="P1">0</text:p>
          </draw:text-box>
        </draw:frame>
        <draw:frame draw:style-name="gr4" draw:layer="layout" svg:width="0.853cm" svg:height="0.962cm" svg:x="18.051cm" svg:y="11.538cm">
          <draw:text-box>
            <text:p text:style-name="P1">0</text:p>
          </draw:text-box>
        </draw:frame>
        <draw:frame draw:style-name="gr4" draw:layer="layout" svg:width="0.853cm" svg:height="0.962cm" svg:x="19.152cm" svg:y="11.538cm">
          <draw:text-box>
            <text:p text:style-name="P1">0</text:p>
          </draw:text-box>
        </draw:frame>
        <draw:frame draw:style-name="gr4" draw:layer="layout" svg:width="0.853cm" svg:height="0.962cm" svg:x="20.053cm" svg:y="11.538cm">
          <draw:text-box>
            <text:p text:style-name="P1">0</text:p>
          </draw:text-box>
        </draw:frame>
        <draw:frame draw:style-name="gr4" draw:layer="layout" svg:width="0.853cm" svg:height="0.962cm" svg:x="21.054cm" svg:y="11.538cm">
          <draw:text-box>
            <text:p text:style-name="P1">0</text:p>
          </draw:text-box>
        </draw:frame>
        <draw:frame draw:style-name="gr4" draw:layer="layout" svg:width="0.853cm" svg:height="0.962cm" svg:x="22.055cm" svg:y="11.538cm">
          <draw:text-box>
            <text:p text:style-name="P1">0</text:p>
          </draw:text-box>
        </draw:frame>
        <draw:frame draw:style-name="gr4" draw:layer="layout" svg:width="0.853cm" svg:height="0.962cm" svg:x="22.956cm" svg:y="11.538cm">
          <draw:text-box>
            <text:p text:style-name="P1">0</text:p>
          </draw:text-box>
        </draw:frame>
        <draw:frame draw:style-name="gr4" draw:layer="layout" svg:width="0.853cm" svg:height="0.962cm" svg:x="24.057cm" svg:y="11.538cm">
          <draw:text-box>
            <text:p text:style-name="P1">0</text:p>
          </draw:text-box>
        </draw:frame>
        <draw:frame draw:style-name="gr4" draw:layer="layout" svg:width="0.853cm" svg:height="0.962cm" svg:x="24.958cm" svg:y="11.538cm">
          <draw:text-box>
            <text:p text:style-name="P1">0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mith-Waterman Scoring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coring Formula</text:p>
              </text:list-item>
            </text:list>
            <text:list text:style-name="L2">
              <text:list-item>
                <text:p text:style-name="P5">V (i,j) = max {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– 1) + G (S [ i ],T [ j ]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 – 1,j ) + G (S [ i ],-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V (i,j - 1 ) + G (-,T [ j ]) }</text:span></text:p>
                  </text:list-item>
                </text:list>
              </text:list-item>
            </text:list>
            <text:list text:style-name="L2">
              <text:list-item>
                <text:p text:style-name="P5">Range:</text:p>
              </text:list-item>
            </text:list>
            <text:list text:style-name="L2">
              <text:list-item>
                <text:list>
                  <text:list-item>
                    <text:p text:style-name="P7">1 &lt; i &lt; n , 1 &lt; j &lt; n </text:p>
                  </text:list-item>
                </text:list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2" draw:text-style-name="P9" draw:layer="layout" svg:width="11.5cm" svg:height="7cm" svg:x="15.5cm" svg:y="11.5cm"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-1,j-1) <text:s text:c="4"/>V (i-1,j)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/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<text:span text:style-name="T4">V (i,j-1) <text:s text:c="9"/>V (i,j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2.5cm" svg:y1="11.5cm" svg:x2="22.5cm" svg:y2="18.5cm">
          <text:p text:style-name="P1"/>
        </draw:line>
        <draw:line draw:style-name="gr3" draw:text-style-name="P9" draw:layer="layout" svg:x1="15.5cm" svg:y1="14.5cm" svg:x2="27cm" svg:y2="14.5cm">
          <text:p text:style-name="P1"/>
        </draw:line>
        <draw:line draw:style-name="gr5" draw:text-style-name="P9" draw:layer="layout" svg:x1="23.5cm" svg:y1="16cm" svg:x2="21cm" svg:y2="13.5cm">
          <text:p text:style-name="P1"/>
        </draw:line>
        <draw:line draw:style-name="gr5" draw:text-style-name="P9" draw:layer="layout" svg:x1="23.5cm" svg:y1="16cm" svg:x2="19cm" svg:y2="16cm">
          <text:p text:style-name="P1"/>
        </draw:line>
        <draw:line draw:style-name="gr5" draw:text-style-name="P9" draw:layer="layout" svg:x1="23.5cm" svg:y1="16cm" svg:x2="23.5cm" svg:y2="13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9">
        <office:forms form:automatic-focus="false" form:apply-design-mode="false"/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custom-shape draw:style-name="gr2" draw:text-style-name="P11" draw:layer="layout" svg:width="14.5cm" svg:height="2cm" svg:x="4.5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cm" svg:y="16cm">
          <text:p text:style-name="P10"><text:span text:style-name="T5">A <text:s text:c="3"/>1 <text:s text:c="3"/>0 <text:s text:c="3"/>0 <text:s text:c="3"/>1 <text:s text:c="2"/>3 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2cm">
          <text:p text:style-name="P10"><text:span text:style-name="T5">C <text:s text:c="3"/>0 <text:s text:c="3"/>0 <text:s text:c="3"/>1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0cm">
          <text:p text:style-name="P10"><text:span text:style-name="T5">G <text:s text:c="3"/>0 <text:s text:c="3"/>0 <text:s text:c="3"/>1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4cm">
          <text:p text:style-name="P10"><text:span text:style-name="T5">T <text:s text:c="3"/>0 <text:s text:c="3"/>0 <text:s text:c="3"/>0 <text:s text:c="3"/>2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6cm" svg:x2="6.5cm" svg:y2="20cm">
          <text:p text:style-name="P1"/>
        </draw:line>
        <draw:line draw:style-name="gr3" draw:text-style-name="P9" draw:layer="layout" svg:x1="8.5cm" svg:y1="6cm" svg:x2="8.5cm" svg:y2="20cm">
          <text:p text:style-name="P1"/>
        </draw:line>
        <draw:line draw:style-name="gr3" draw:text-style-name="P9" draw:layer="layout" svg:x1="10.5cm" svg:y1="6cm" svg:x2="10.5cm" svg:y2="20cm">
          <text:p text:style-name="P1"/>
        </draw:line>
        <draw:line draw:style-name="gr3" draw:text-style-name="P9" draw:layer="layout" svg:x1="12.5cm" svg:y1="6cm" svg:x2="12.5cm" svg:y2="20cm">
          <text:p text:style-name="P1"/>
        </draw:line>
        <draw:line draw:style-name="gr3" draw:text-style-name="P9" draw:layer="layout" svg:x1="14.5cm" svg:y1="6cm" svg:x2="14.5cm" svg:y2="20cm">
          <text:p text:style-name="P1"/>
        </draw:line>
        <draw:line draw:style-name="gr3" draw:text-style-name="P9" draw:layer="layout" svg:x1="16.5cm" svg:y1="6cm" svg:x2="16.5cm" svg:y2="20cm">
          <text:p text:style-name="P1"/>
        </draw:line>
        <draw:frame draw:style-name="gr6" draw:text-style-name="P14" draw:layer="layout" svg:width="16.601cm" svg:height="1.962cm" svg:x="3.399cm" svg:y="4cm">
          <draw:text-box>
            <text:p text:style-name="P1"><text:span text:style-name="T6">1) Generate Scoring Matri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8">
        <office:forms form:automatic-focus="false" form:apply-design-mode="false"/>
        <draw:custom-shape draw:style-name="gr7" draw:text-style-name="P9" draw:layer="layout" svg:width="6.5cm" svg:height="7cm" svg:x="20cm" svg:y="7.5cm">
          <text:p text:style-name="P1"/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7cm" svg:x="1.301cm" svg:y="0cm" presentation:class="title">
          <draw:text-box>
            <text:p text:style-name="P1">Smith-Waterman Example</text:p>
          </draw:text-box>
        </draw:frame>
        <draw:frame draw:style-name="gr8" draw:text-style-name="P1" draw:layer="layout" svg:width="1.437cm" svg:height="0.252cm" svg:x="3.703cm" svg:y="11cm">
          <draw:text-box>
            <text:p text:style-name="P1"/>
          </draw:text-box>
        </draw:frame>
        <draw:custom-shape draw:style-name="gr2" draw:text-style-name="P11" draw:layer="layout" svg:width="14.5cm" svg:height="2cm" svg:x="4.501cm" svg:y="6cm">
          <text:p text:style-name="P10"><text:span text:style-name="T5"><text:s text:c="7"/></text:span><text:span text:style-name="T5">A <text:s text:c="2"/>C <text:s text:c="3"/>C <text:s text:c="2"/>T <text:s text:c="3"/>A <text:s text:c="2"/>G</text:span><text:span text:style-name="T5"><text:tab/></text:span><text:span text:style-name="T5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2" draw:layer="layout" svg:width="14.5cm" svg:height="2cm" svg:x="4.501cm" svg:y="16cm">
          <text:p text:style-name="P10"><text:span text:style-name="T5">A <text:s text:c="3"/>1 <text:s text:c="3"/>0 <text:s text:c="3"/>0 <text:s text:c="3"/>1 <text:s text:c="2"/></text:span><text:span text:style-name="T7">3 </text:span><text:span text:style-name="T5"><text:s text:c="3"/>2 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2cm">
          <text:p text:style-name="P10"><text:span text:style-name="T5">C <text:s text:c="3"/>0 <text:s text:c="3"/>0 <text:s text:c="3"/></text:span><text:span text:style-name="T7">1</text:span><text:span text:style-name="T5"> <text:s text:c="2"/>0 <text:s text:c="3"/>0 <text:s text:c="2"/>1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0cm">
          <text:p text:style-name="P10"><text:span text:style-name="T5">G <text:s text:c="3"/>0 <text:s text:c="3"/>0 <text:s text:c="3"/></text:span><text:span text:style-name="T7">1</text:span><text:span text:style-name="T5"> <text:s text:c="2"/>0 <text:s text:c="3"/>0 <text:s text:c="3"/>2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4cm">
          <text:p text:style-name="P10"><text:span text:style-name="T5">T <text:s text:c="3"/>0 <text:s text:c="3"/>0 <text:s text:c="3"/>0 <text:s text:c="3"/></text:span><text:span text:style-name="T7">2</text:span><text:span text:style-name="T5"> <text:s text:c="2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14.5cm" svg:height="2cm" svg:x="4.501cm" svg:y="8cm">
          <text:p text:style-name="P10"><text:span text:style-name="T5">A <text:s text:c="3"/>1 <text:s text:c="3"/>0 <text:s text:c="3"/>0 <text:s text:c="2"/>0 <text:s text:c="3"/>1 <text:s text:c="3"/>0</text:span>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4.5cm" svg:height="2cm" svg:x="4.501cm" svg:y="18cm">
          <text:p text:style-name="P10"><text:span text:style-name="T5">C <text:s text:c="3"/>0 <text:s text:c="3"/>2 <text:s text:c="3"/>1 <text:s text:c="2"/>0 <text:s text:c="3"/>2 <text:s text:c="3"/>2 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01cm" svg:y1="6cm" svg:x2="6.501cm" svg:y2="20cm">
          <text:p text:style-name="P1"/>
        </draw:line>
        <draw:line draw:style-name="gr3" draw:text-style-name="P9" draw:layer="layout" svg:x1="8.501cm" svg:y1="6cm" svg:x2="8.501cm" svg:y2="20cm">
          <text:p text:style-name="P1"/>
        </draw:line>
        <draw:line draw:style-name="gr3" draw:text-style-name="P9" draw:layer="layout" svg:x1="10.501cm" svg:y1="6cm" svg:x2="10.501cm" svg:y2="20cm">
          <text:p text:style-name="P1"/>
        </draw:line>
        <draw:line draw:style-name="gr3" draw:text-style-name="P9" draw:layer="layout" svg:x1="12.501cm" svg:y1="6cm" svg:x2="12.501cm" svg:y2="20cm">
          <text:p text:style-name="P1"/>
        </draw:line>
        <draw:line draw:style-name="gr3" draw:text-style-name="P9" draw:layer="layout" svg:x1="14.501cm" svg:y1="6cm" svg:x2="14.501cm" svg:y2="20cm">
          <text:p text:style-name="P1"/>
        </draw:line>
        <draw:line draw:style-name="gr3" draw:text-style-name="P9" draw:layer="layout" svg:x1="16.501cm" svg:y1="6cm" svg:x2="16.501cm" svg:y2="20cm">
          <text:p text:style-name="P1"/>
        </draw:line>
        <draw:frame draw:style-name="gr6" draw:text-style-name="P14" draw:layer="layout" svg:width="16.601cm" svg:height="2.301cm" svg:x="3.4cm" svg:y="4cm">
          <draw:text-box>
            <text:p text:style-name="P1"><text:span text:style-name="T6">2) Find highest score and traceback</text:span></text:p>
            <text:p text:style-name="P1"><text:span text:style-name="T6"/></text:p>
          </draw:text-box>
        </draw:frame>
        <draw:custom-shape draw:style-name="gr9" draw:text-style-name="P9" draw:layer="layout" svg:width="2cm" svg:height="2cm" svg:x="14.5cm" svg:y="1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2.5cm" svg:y="14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9" draw:layer="layout" svg:width="2cm" svg:height="2cm" svg:x="10.5cm" svg:y="10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15" draw:layer="layout" svg:width="3.317cm" svg:height="1.673cm" svg:x="20.5cm" svg:y="9cm">
          <draw:text-box>
            <text:p text:style-name="P1">Optimal </text:p>
            <text:p text:style-name="P1">Alignment</text:p>
          </draw:text-box>
        </draw:frame>
        <draw:frame draw:style-name="gr4" draw:text-style-name="P15" draw:layer="layout" svg:width="2.619cm" svg:height="1.673cm" svg:x="21cm" svg:y="10.5cm">
          <draw:text-box>
            <text:p text:style-name="P1"><text:span text:style-name="T5">-ct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for(i=1; i&lt;n; i++)</text:p>
              </text:list-item>
            </text:list>
            <text:list text:style-name="L2">
              <text:list-item>
                <text:list>
                  <text:list-item>
                    <text:p text:style-name="P7">for(j=1; j&lt;n; j++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score matrix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9" draw:layer="layout" svg:width="12cm" svg:height="8cm" svg:x="10.5cm" svg:y="9cm">
          <text:p text:style-name="P8"/>
          <text:p text:style-name="P8"><text:s text:c="4"/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10.5cm" svg:y1="10cm" svg:x2="22.5cm" svg:y2="10cm">
          <text:p text:style-name="P1"/>
        </draw:line>
        <draw:line draw:style-name="gr3" draw:text-style-name="P9" draw:layer="layout" svg:x1="10.5cm" svg:y1="11cm" svg:x2="22.5cm" svg:y2="11cm">
          <text:p text:style-name="P1"/>
        </draw:line>
        <draw:line draw:style-name="gr3" draw:text-style-name="P9" draw:layer="layout" svg:x1="10.5cm" svg:y1="12cm" svg:x2="22.5cm" svg:y2="12cm">
          <text:p text:style-name="P1"/>
        </draw:line>
        <draw:line draw:style-name="gr3" draw:text-style-name="P9" draw:layer="layout" svg:x1="10.5cm" svg:y1="13cm" svg:x2="22.5cm" svg:y2="13cm">
          <text:p text:style-name="P1"/>
        </draw:line>
        <draw:line draw:style-name="gr3" draw:text-style-name="P9" draw:layer="layout" svg:x1="10.5cm" svg:y1="14cm" svg:x2="22.5cm" svg:y2="14cm">
          <text:p text:style-name="P1"/>
        </draw:line>
        <draw:line draw:style-name="gr3" draw:text-style-name="P9" draw:layer="layout" svg:x1="10.5cm" svg:y1="15cm" svg:x2="22.5cm" svg:y2="15cm">
          <text:p text:style-name="P1"/>
        </draw:line>
        <draw:line draw:style-name="gr3" draw:text-style-name="P9" draw:layer="layout" svg:x1="10.5cm" svg:y1="16cm" svg:x2="22.5cm" svg:y2="16cm">
          <text:p text:style-name="P1"/>
        </draw:line>
        <draw:line draw:style-name="gr3" draw:text-style-name="P9" draw:layer="layout" svg:x1="11.5cm" svg:y1="9cm" svg:x2="11.5cm" svg:y2="17cm">
          <text:p text:style-name="P1"/>
        </draw:line>
        <draw:line draw:style-name="gr3" draw:text-style-name="P9" draw:layer="layout" svg:x1="12.5cm" svg:y1="9cm" svg:x2="12.5cm" svg:y2="17cm">
          <text:p text:style-name="P1"/>
        </draw:line>
        <draw:line draw:style-name="gr3" draw:text-style-name="P9" draw:layer="layout" svg:x1="12.5cm" svg:y1="9cm" svg:x2="12.5cm" svg:y2="17cm">
          <text:p text:style-name="P1"/>
        </draw:line>
        <draw:line draw:style-name="gr3" draw:text-style-name="P9" draw:layer="layout" svg:x1="13.5cm" svg:y1="9cm" svg:x2="13.5cm" svg:y2="17cm">
          <text:p text:style-name="P1"/>
        </draw:line>
        <draw:line draw:style-name="gr3" draw:text-style-name="P9" draw:layer="layout" svg:x1="14.5cm" svg:y1="9cm" svg:x2="14.5cm" svg:y2="17cm">
          <text:p text:style-name="P1"/>
        </draw:line>
        <draw:line draw:style-name="gr3" draw:text-style-name="P9" draw:layer="layout" svg:x1="15.5cm" svg:y1="9cm" svg:x2="15.5cm" svg:y2="17cm">
          <text:p text:style-name="P1"/>
        </draw:line>
        <draw:line draw:style-name="gr3" draw:text-style-name="P9" draw:layer="layout" svg:x1="16.5cm" svg:y1="9cm" svg:x2="16.5cm" svg:y2="17cm">
          <text:p text:style-name="P1"/>
        </draw:line>
        <draw:line draw:style-name="gr3" draw:text-style-name="P9" draw:layer="layout" svg:x1="17.5cm" svg:y1="9cm" svg:x2="17.5cm" svg:y2="17cm">
          <text:p text:style-name="P1"/>
        </draw:line>
        <draw:line draw:style-name="gr3" draw:text-style-name="P9" draw:layer="layout" svg:x1="18.5cm" svg:y1="9cm" svg:x2="18.5cm" svg:y2="17cm">
          <text:p text:style-name="P1"/>
        </draw:line>
        <draw:line draw:style-name="gr3" draw:text-style-name="P9" draw:layer="layout" svg:x1="19.5cm" svg:y1="9cm" svg:x2="19.5cm" svg:y2="17cm">
          <text:p text:style-name="P1"/>
        </draw:line>
        <draw:line draw:style-name="gr3" draw:text-style-name="P9" draw:layer="layout" svg:x1="20.5cm" svg:y1="9cm" svg:x2="20.5cm" svg:y2="17cm">
          <text:p text:style-name="P1"/>
        </draw:line>
        <draw:line draw:style-name="gr3" draw:text-style-name="P9" draw:layer="layout" svg:x1="21.5cm" svg:y1="9cm" svg:x2="21.5cm" svg:y2="17cm">
          <text:p text:style-name="P1"/>
        </draw:line>
        <draw:frame draw:style-name="gr4" draw:layer="layout" svg:width="0.853cm" svg:height="0.962cm" svg:x="10.647cm" svg:y="9.038cm">
          <draw:text-box>
            <text:p text:style-name="P1">0</text:p>
          </draw:text-box>
        </draw:frame>
        <draw:frame draw:style-name="gr4" draw:layer="layout" svg:width="0.853cm" svg:height="0.962cm" svg:x="10.647cm" svg:y="10.038cm">
          <draw:text-box>
            <text:p text:style-name="P1">0</text:p>
          </draw:text-box>
        </draw:frame>
        <draw:frame draw:style-name="gr4" draw:layer="layout" svg:width="0.853cm" svg:height="0.962cm" svg:x="10.647cm" svg:y="12.038cm">
          <draw:text-box>
            <text:p text:style-name="P1">0</text:p>
          </draw:text-box>
        </draw:frame>
        <draw:frame draw:style-name="gr4" draw:layer="layout" svg:width="0.853cm" svg:height="0.962cm" svg:x="10.648cm" svg:y="13.138cm">
          <draw:text-box>
            <text:p text:style-name="P1">0</text:p>
          </draw:text-box>
        </draw:frame>
        <draw:frame draw:style-name="gr4" draw:layer="layout" svg:width="0.853cm" svg:height="0.962cm" svg:x="10.649cm" svg:y="14.038cm">
          <draw:text-box>
            <text:p text:style-name="P1">0</text:p>
          </draw:text-box>
        </draw:frame>
        <draw:frame draw:style-name="gr4" draw:layer="layout" svg:width="0.853cm" svg:height="0.962cm" svg:x="10.65cm" svg:y="14.938cm">
          <draw:text-box>
            <text:p text:style-name="P1">0</text:p>
          </draw:text-box>
        </draw:frame>
        <draw:frame draw:style-name="gr4" draw:layer="layout" svg:width="0.853cm" svg:height="0.962cm" svg:x="10.651cm" svg:y="16.038cm">
          <draw:text-box>
            <text:p text:style-name="P1">0</text:p>
          </draw:text-box>
        </draw:frame>
        <draw:frame draw:style-name="gr4" draw:layer="layout" svg:width="0.853cm" svg:height="0.962cm" svg:x="10.648cm" svg:y="11.038cm">
          <draw:text-box>
            <text:p text:style-name="P1">0</text:p>
          </draw:text-box>
        </draw:frame>
        <draw:frame draw:style-name="gr4" draw:layer="layout" svg:width="0.853cm" svg:height="0.962cm" svg:x="11.548cm" svg:y="9.038cm">
          <draw:text-box>
            <text:p text:style-name="P1">0</text:p>
          </draw:text-box>
        </draw:frame>
        <draw:frame draw:style-name="gr4" draw:layer="layout" svg:width="0.853cm" svg:height="0.962cm" svg:x="12.549cm" svg:y="9.038cm">
          <draw:text-box>
            <text:p text:style-name="P1">0</text:p>
          </draw:text-box>
        </draw:frame>
        <draw:frame draw:style-name="gr4" draw:layer="layout" svg:width="0.853cm" svg:height="0.962cm" svg:x="13.55cm" svg:y="9.038cm">
          <draw:text-box>
            <text:p text:style-name="P1">0</text:p>
          </draw:text-box>
        </draw:frame>
        <draw:frame draw:style-name="gr4" draw:layer="layout" svg:width="0.853cm" svg:height="0.962cm" svg:x="14.551cm" svg:y="9.038cm">
          <draw:text-box>
            <text:p text:style-name="P1">0</text:p>
          </draw:text-box>
        </draw:frame>
        <draw:frame draw:style-name="gr4" draw:layer="layout" svg:width="0.853cm" svg:height="0.962cm" svg:x="15.652cm" svg:y="9.038cm">
          <draw:text-box>
            <text:p text:style-name="P1">0</text:p>
          </draw:text-box>
        </draw:frame>
        <draw:frame draw:style-name="gr4" draw:layer="layout" svg:width="0.853cm" svg:height="0.962cm" svg:x="16.553cm" svg:y="9.038cm">
          <draw:text-box>
            <text:p text:style-name="P1">0</text:p>
          </draw:text-box>
        </draw:frame>
        <draw:frame draw:style-name="gr4" draw:layer="layout" svg:width="0.853cm" svg:height="0.962cm" svg:x="17.554cm" svg:y="9.038cm">
          <draw:text-box>
            <text:p text:style-name="P1">0</text:p>
          </draw:text-box>
        </draw:frame>
        <draw:frame draw:style-name="gr4" draw:layer="layout" svg:width="0.853cm" svg:height="0.962cm" svg:x="18.555cm" svg:y="9.038cm">
          <draw:text-box>
            <text:p text:style-name="P1">0</text:p>
          </draw:text-box>
        </draw:frame>
        <draw:frame draw:style-name="gr4" draw:layer="layout" svg:width="0.853cm" svg:height="0.962cm" svg:x="19.456cm" svg:y="9.038cm">
          <draw:text-box>
            <text:p text:style-name="P1">0</text:p>
          </draw:text-box>
        </draw:frame>
        <draw:frame draw:style-name="gr4" draw:layer="layout" svg:width="0.853cm" svg:height="0.962cm" svg:x="20.557cm" svg:y="9.038cm">
          <draw:text-box>
            <text:p text:style-name="P1">0</text:p>
          </draw:text-box>
        </draw:frame>
        <draw:frame draw:style-name="gr4" draw:layer="layout" svg:width="0.853cm" svg:height="0.962cm" svg:x="21.458cm" svg:y="9.038cm">
          <draw:text-box>
            <text:p text:style-name="P1">0</text:p>
          </draw:text-box>
        </draw:frame>
        <draw:line draw:style-name="gr10" draw:text-style-name="P9" draw:layer="layout" svg:x1="12cm" svg:y1="10.5cm" svg:x2="19cm" svg:y2="10.5cm">
          <text:p text:style-name="P1"/>
        </draw:line>
        <draw:line draw:style-name="gr10" draw:text-style-name="P9" draw:layer="layout" svg:x1="12cm" svg:y1="11.5cm" svg:x2="18cm" svg:y2="11.5cm">
          <text:p text:style-name="P1"/>
        </draw:line>
        <draw:line draw:style-name="gr10" draw:text-style-name="P9" draw:layer="layout" svg:x1="12cm" svg:y1="12.5cm" svg:x2="16cm" svg:y2="12.5cm">
          <text:p text:style-name="P1"/>
        </draw:line>
        <draw:frame draw:style-name="gr11" draw:text-style-name="P1" draw:layer="layout" svg:width="1.5cm" svg:height="0.962cm" svg:x="9cm" svg:y="10cm">
          <draw:text-box>
            <text:p text:style-name="P1">i=1</text:p>
          </draw:text-box>
        </draw:frame>
        <draw:frame draw:style-name="gr12" draw:text-style-name="P1" draw:layer="layout" svg:width="1.366cm" svg:height="3cm" svg:x="9cm" svg:y="11.038cm">
          <draw:text-box>
            <text:p text:style-name="P1">i=2</text:p>
          </draw:text-box>
        </draw:frame>
        <draw:frame draw:style-name="gr4" draw:layer="layout" svg:width="1.366cm" svg:height="0.962cm" svg:x="9cm" svg:y="12cm">
          <draw:text-box>
            <text:p text:style-name="P1">i=3</text:p>
          </draw:text-box>
        </draw:frame>
        <draw:frame draw:style-name="gr13" draw:layer="layout" svg:width="0.502cm" svg:height="1.187cm" svg:x="6.5cm" svg:y="15.5cm">
          <draw:text-box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Sequential Performance Model</text:p>
          </draw:text-box>
        </draw:frame>
        <draw:frame presentation:style-name="pr4" draw:text-style-name="P18" draw:layer="layout" svg:width="25.199cm" svg:height="16.232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Assuming we have two sequences of length, </text:span><text:span text:style-name="T9">n</text:span><text:span text:style-name="T8"> and </text:span><text:span text:style-name="T9">m a</text:span><text:span text:style-name="T8">nd the time it take to compute 1 cell in the score matrix is </text:span><text:span text:style-name="T9">w.</text:span></text:p>
              </text:list-item>
            </text:list>
            <text:list text:style-name="L2">
              <text:list-item>
                <text:p text:style-name="P4"><text:span text:style-name="T8">This gives us a sequential performance of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9">n</text:span><text:span text:style-name="T8"> x </text:span><text:span text:style-name="T9">m</text:span><text:span text:style-name="T8"> x </text:span><text:span text:style-name="T9">w + traceback_tim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8">The Traceback time is very small compared to the scoring time.</text:span></text:p>
              </text:list-item>
            </text:list>
            <text:list text:style-name="L2">
              <text:list-item>
                <text:p text:style-name="P4"><text:span text:style-name="T8">For two identical 10,000 character sequences comparison: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Matrix Scoring: 4,068,710 nanosec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8">Traceback: 0.001044 nanose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custom-shape draw:style-name="gr14" draw:text-style-name="P9" draw:layer="layout" svg:width="3.5cm" svg:height="2.5cm" svg:x="20.5cm" svg:y="17.5cm">
          <text:p text:style-name="P1"/>
          <draw:enhanced-geometry svg:viewBox="0 0 21600 21600" draw:mirror-vertical="true" draw:type="rectangle" draw:enhanced-path="M 0 0 L 21600 0 21600 21600 0 21600 0 0 Z N"/>
        </draw:custom-shape>
        <draw:custom-shape draw:style-name="gr15" draw:text-style-name="P9" draw:layer="layout" svg:width="3.5cm" svg:height="2.5cm" svg:x="20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7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20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7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13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0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7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20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cm" svg:height="2.5cm" svg:x="13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6.5cm" svg:y="17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0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3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2.5cm" svg:x="17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13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10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5cm" svg:height="2.5cm" svg:x="6.5cm" svg:y="14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6.5cm" svg:y="11.5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1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8" draw:text-style-name="P19" draw:layer="layout" svg:width="1.777cm" svg:height="0.725cm" svg:x="1.223cm" svg:y="9.5cm">
          <draw:text-box>
            <text:p text:style-name="P1"><text:span text:style-name="T10">P0</text:span></text:p>
          </draw:text-box>
        </draw:frame>
        <draw:frame draw:style-name="gr4" draw:text-style-name="P20" draw:layer="layout" svg:width="1.023cm" svg:height="0.725cm" svg:x="1.223cm" svg:y="12.538cm">
          <draw:text-box>
            <text:p text:style-name="P1"><text:span text:style-name="T10">P1</text:span></text:p>
          </draw:text-box>
        </draw:frame>
        <draw:frame draw:style-name="gr4" draw:text-style-name="P20" draw:layer="layout" svg:width="1.023cm" svg:height="0.725cm" svg:x="1.223cm" svg:y="15cm">
          <draw:text-box>
            <text:p text:style-name="P1"><text:span text:style-name="T10">P2</text:span></text:p>
          </draw:text-box>
        </draw:frame>
        <draw:frame draw:style-name="gr4" draw:text-style-name="P20" draw:layer="layout" svg:width="1.023cm" svg:height="0.725cm" svg:x="1.223cm" svg:y="18.538cm">
          <draw:text-box>
            <text:p text:style-name="P1"><text:span text:style-name="T10">P3</text:span></text:p>
          </draw:text-box>
        </draw:fram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custom-shape draw:style-name="gr16" draw:text-style-name="P9" draw:layer="layout" svg:width="3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6.5cm" svg:y1="11.5cm" svg:x2="6.5cm" svg:y2="14cm">
          <text:p text:style-name="P1"/>
        </draw:line>
        <draw:line draw:style-name="gr3" draw:text-style-name="P9" draw:layer="layout" svg:x1="10cm" svg:y1="11.5cm" svg:x2="10cm" svg:y2="14cm">
          <text:p text:style-name="P1"/>
        </draw:line>
        <draw:custom-shape draw:style-name="gr15" draw:text-style-name="P9" draw:layer="layout" svg:width="3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6.5cm" svg:y1="14.5cm" svg:x2="6.5cm" svg:y2="17cm">
          <text:p text:style-name="P1"/>
        </draw:line>
        <draw:custom-shape draw:style-name="gr14" draw:text-style-name="P9" draw:layer="layout" svg:width="3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line draw:style-name="gr3" draw:text-style-name="P9" draw:layer="layout" svg:x1="6.5cm" svg:y1="17.5cm" svg:x2="6.5cm" svg:y2="20cm">
          <text:p text:style-name="P1"/>
        </draw:line>
        <draw:frame draw:style-name="gr4" draw:text-style-name="P20" draw:layer="layout" svg:width="1.734cm" svg:height="0.725cm" svg:x="3.665cm" svg:y="9.5cm">
          <draw:text-box>
            <text:p text:style-name="P1"><text:span text:style-name="T10">Step 1</text:span></text:p>
          </draw:text-box>
        </draw:frame>
        <draw:frame draw:style-name="gr4" draw:text-style-name="P20" draw:layer="layout" svg:width="1.734cm" svg:height="0.725cm" svg:x="10.665cm" svg:y="12.5cm">
          <draw:text-box>
            <text:p text:style-name="P1"><text:span text:style-name="T10">Step 4</text:span></text:p>
          </draw:text-box>
        </draw:frame>
        <draw:frame draw:style-name="gr4" draw:text-style-name="P20" draw:layer="layout" svg:width="1.734cm" svg:height="0.725cm" svg:x="6.665cm" svg:y="12.5cm">
          <draw:text-box>
            <text:p text:style-name="P1"><text:span text:style-name="T10">Step 3</text:span></text:p>
          </draw:text-box>
        </draw:frame>
        <draw:frame draw:style-name="gr4" draw:text-style-name="P20" draw:layer="layout" svg:width="1.734cm" svg:height="0.725cm" svg:x="3.665cm" svg:y="12.5cm">
          <draw:text-box>
            <text:p text:style-name="P1"><text:span text:style-name="T10">Step 2</text:span></text:p>
          </draw:text-box>
        </draw:frame>
        <draw:frame draw:style-name="gr4" draw:text-style-name="P20" draw:layer="layout" svg:width="1.734cm" svg:height="0.725cm" svg:x="10.665cm" svg:y="9.538cm">
          <draw:text-box>
            <text:p text:style-name="P1"><text:span text:style-name="T10">Step 3</text:span></text:p>
          </draw:text-box>
        </draw:frame>
        <draw:frame draw:style-name="gr4" draw:text-style-name="P20" draw:layer="layout" svg:width="1.734cm" svg:height="0.725cm" svg:x="7.165cm" svg:y="9.5cm">
          <draw:text-box>
            <text:p text:style-name="P1"><text:span text:style-name="T10">Step 2</text:span></text:p>
          </draw:text-box>
        </draw:frame>
        <draw:frame draw:style-name="gr4" draw:text-style-name="P20" draw:layer="layout" svg:width="1.734cm" svg:height="0.725cm" svg:x="3.665cm" svg:y="15.538cm">
          <draw:text-box>
            <text:p text:style-name="P1"><text:span text:style-name="T10">Step 3</text:span></text:p>
          </draw:text-box>
        </draw:frame>
        <draw:frame draw:style-name="gr4" draw:text-style-name="P20" draw:layer="layout" svg:width="1.734cm" svg:height="0.725cm" svg:x="7.165cm" svg:y="15.5cm">
          <draw:text-box>
            <text:p text:style-name="P1"><text:span text:style-name="T10">Step 4</text:span></text:p>
          </draw:text-box>
        </draw:frame>
        <draw:frame draw:style-name="gr4" draw:text-style-name="P20" draw:layer="layout" svg:width="1.734cm" svg:height="0.725cm" svg:x="10.665cm" svg:y="15.5cm">
          <draw:text-box>
            <text:p text:style-name="P1"><text:span text:style-name="T10">Step 5</text:span></text:p>
          </draw:text-box>
        </draw:frame>
        <draw:frame draw:style-name="gr4" draw:text-style-name="P20" draw:layer="layout" svg:width="1.734cm" svg:height="0.725cm" svg:x="14.5cm" svg:y="15.5cm">
          <draw:text-box>
            <text:p text:style-name="P1"><text:span text:style-name="T10">Step 6</text:span></text:p>
          </draw:text-box>
        </draw:frame>
        <draw:frame draw:style-name="gr4" draw:text-style-name="P20" draw:layer="layout" svg:width="1.734cm" svg:height="0.725cm" svg:x="18cm" svg:y="15.538cm">
          <draw:text-box>
            <text:p text:style-name="P1"><text:span text:style-name="T10">Step 7</text:span></text:p>
          </draw:text-box>
        </draw:frame>
        <draw:frame draw:style-name="gr4" draw:text-style-name="P20" draw:layer="layout" svg:width="1.734cm" svg:height="0.725cm" svg:x="21.165cm" svg:y="15.538cm">
          <draw:text-box>
            <text:p text:style-name="P1"><text:span text:style-name="T10">Step 8</text:span></text:p>
          </draw:text-box>
        </draw:frame>
        <draw:frame draw:style-name="gr4" draw:text-style-name="P20" draw:layer="layout" svg:width="1.734cm" svg:height="0.725cm" svg:x="21.165cm" svg:y="12.5cm">
          <draw:text-box>
            <text:p text:style-name="P1"><text:span text:style-name="T10">Step 7</text:span></text:p>
          </draw:text-box>
        </draw:frame>
        <draw:frame draw:style-name="gr4" draw:text-style-name="P20" draw:layer="layout" svg:width="1.734cm" svg:height="0.725cm" svg:x="14.5cm" svg:y="12.5cm">
          <draw:text-box>
            <text:p text:style-name="P1"><text:span text:style-name="T10">Step 5</text:span></text:p>
          </draw:text-box>
        </draw:frame>
        <draw:frame draw:style-name="gr4" draw:text-style-name="P20" draw:layer="layout" svg:width="1.734cm" svg:height="0.725cm" svg:x="14.5cm" svg:y="9.538cm">
          <draw:text-box>
            <text:p text:style-name="P1"><text:span text:style-name="T10">Step 4</text:span></text:p>
          </draw:text-box>
        </draw:frame>
        <draw:frame draw:style-name="gr4" draw:text-style-name="P20" draw:layer="layout" svg:width="1.734cm" svg:height="0.725cm" svg:x="18cm" svg:y="9.5cm">
          <draw:text-box>
            <text:p text:style-name="P1"><text:span text:style-name="T10">Step 5</text:span></text:p>
          </draw:text-box>
        </draw:frame>
        <draw:frame draw:style-name="gr4" draw:text-style-name="P20" draw:layer="layout" svg:width="1.734cm" svg:height="0.725cm" svg:x="21cm" svg:y="9.538cm">
          <draw:text-box>
            <text:p text:style-name="P1"><text:span text:style-name="T10">Step 6</text:span></text:p>
          </draw:text-box>
        </draw:frame>
        <draw:frame draw:style-name="gr4" draw:text-style-name="P20" draw:layer="layout" svg:width="1.734cm" svg:height="0.725cm" svg:x="18cm" svg:y="12.538cm">
          <draw:text-box>
            <text:p text:style-name="P1"><text:span text:style-name="T10">Step 6</text:span></text:p>
          </draw:text-box>
        </draw:frame>
        <draw:frame draw:style-name="gr4" draw:text-style-name="P20" draw:layer="layout" svg:width="1.734cm" svg:height="0.725cm" svg:x="3.665cm" svg:y="18.5cm">
          <draw:text-box>
            <text:p text:style-name="P1"><text:span text:style-name="T10">Step 4</text:span></text:p>
          </draw:text-box>
        </draw:frame>
        <draw:frame draw:style-name="gr4" draw:text-style-name="P20" draw:layer="layout" svg:width="1.734cm" svg:height="0.725cm" svg:x="7.165cm" svg:y="18.5cm">
          <draw:text-box>
            <text:p text:style-name="P1"><text:span text:style-name="T10">Step 5</text:span></text:p>
          </draw:text-box>
        </draw:frame>
        <draw:frame draw:style-name="gr4" draw:text-style-name="P20" draw:layer="layout" svg:width="1.734cm" svg:height="0.725cm" svg:x="10.665cm" svg:y="18.5cm">
          <draw:text-box>
            <text:p text:style-name="P1"><text:span text:style-name="T10">Step 6</text:span></text:p>
          </draw:text-box>
        </draw:frame>
        <draw:frame draw:style-name="gr4" draw:text-style-name="P20" draw:layer="layout" svg:width="1.734cm" svg:height="0.725cm" svg:x="14.665cm" svg:y="18.5cm">
          <draw:text-box>
            <text:p text:style-name="P1"><text:span text:style-name="T10">Step 7</text:span></text:p>
          </draw:text-box>
        </draw:frame>
        <draw:frame draw:style-name="gr4" draw:text-style-name="P20" draw:layer="layout" svg:width="1.734cm" svg:height="0.725cm" svg:x="18cm" svg:y="18.538cm">
          <draw:text-box>
            <text:p text:style-name="P1"><text:span text:style-name="T10">Step 8</text:span></text:p>
          </draw:text-box>
        </draw:frame>
        <draw:frame draw:style-name="gr4" draw:text-style-name="P20" draw:layer="layout" svg:width="1.734cm" svg:height="0.725cm" svg:x="21cm" svg:y="18.5cm">
          <draw:text-box>
            <text:p text:style-name="P1"><text:span text:style-name="T10">Step 9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4" draw:text-style-name="P4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 text:style-name="P4">Scoring Matrix is divided into chunks. </text:p>
              </text:list-item>
            </text:list>
            <text:list text:style-name="L2">
              <text:list-item>
                <text:p text:style-name="P4">The height of the chunk is r = n / p,The width is a user setting, k.</text:p>
              </text:list-item>
            </text:list>
            <text:list text:style-name="L2">
              <text:list-item>
                <text:p text:style-name="P4">First Step:</text:p>
              </text:list-item>
            </text:list>
            <text:list text:style-name="L2">
              <text:list-item>
                <text:list>
                  <text:list-item>
                    <text:p text:style-name="P17">P0 calculates score for region 0 .. 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P0 sends bottom row to P1.</text:p>
                  </text:list-item>
                </text:list>
              </text:list-item>
            </text:list>
            <text:list text:style-name="L2">
              <text:list-item>
                <text:p text:style-name="P4">Second Step</text:p>
              </text:list-item>
            </text:list>
            <text:list text:style-name="L2">
              <text:list-item>
                <text:list>
                  <text:list-item>
                    <text:p text:style-name="P17">P0 calculates calculates score for region k .. 2k-1 and 0 .. r-1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P1 calculates score for region 0 .. k-1 and r .. 2r-1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</text:p>
          </draw:text-box>
        </draw:frame>
        <draw:frame presentation:style-name="pr7" draw:text-style-name="P5" draw:layer="layout" svg:width="25.199cm" svg:height="19.551cm" svg:x="1.301cm" svg:y="3.949cm" presentation:class="outline" presentation:user-transformed="true">
          <draw:text-box>
            <text:list text:style-name="L2">
              <text:list-item>
                <text:p text:style-name="P5"><text:span text:style-name="T11">if (rank ==0 ) 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calculate_chunk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1">elseif (rank == p -1 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calculate_chunk(tempRow, 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1">els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11">for (k = 0; k &lt; number_of_chucks; k++ 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Recv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calculate_chunk(tempRow,prev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Send(tempRow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><text:span text:style-name="T11">prevRow ← tempRo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6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Details</text:p>
          </draw:text-box>
        </draw:frame>
        <draw:frame presentation:style-name="pr4" draw:text-style-name="P4" draw:layer="layout" svg:width="25.199cm" svg:height="15.427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Send</text:span> in last statement can be done asynchronously using non-blocking communications. <text:span text:style-name="T1">Recv</text:span> is blocking.</text:p>
              </text:list-item>
            </text:list>
            <text:list text:style-name="L2">
              <text:list-item>
                <text:p text:style-name="P4">A Direction Matrix is used in addition to the scoring matrix to keep track of direction to go for trackback .</text:p>
              </text:list-item>
            </text:list>
            <text:list text:style-name="L2">
              <text:list-item>
                <text:p text:style-name="P4">For each loop iteration, we keep track of the row from the last iteration.</text:p>
              </text:list-item>
            </text:list>
            <text:list text:style-name="L2">
              <text:list-item>
                <text:p text:style-name="P4">Each processor keeps track of the maximum score and it’s location so we can do the tracebac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text-style-name="P4" draw:layer="layout" svg:width="25.199cm" svg:height="16.661cm" svg:x="1.4cm" svg:y="4.914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.</text:span></text:p>
              </text:list-item>
            </text:list>
            <text:list text:style-name="L2">
              <text:list-item>
                <text:p text:style-name="P21"><text:span text:style-name="T2">r </text:span><text:span text:style-name="T3">is</text:span><text:span text:style-name="T2"> r</text:span><text:span text:style-name="T3">ow height, <text:s/></text:span><text:span text:style-name="T2">r = l / p 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of each chunk.</text:span></text:p>
              </text:list-item>
            </text:list>
            <text:list text:style-name="L2">
              <text:list-item>
                <text:p text:style-name="P21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2"><text:span text:style-name="T2">w</text:span> is computation time to score one cell,</text:p>
              </text:list-item>
            </text:list>
            <text:list text:style-name="L2">
              <text:list-item>
                <text:p text:style-name="P22"><text:span text:style-name="T9">b</text:span> time to transmit one chunk, </text:p>
              </text:list-item>
            </text:list>
            <text:list text:style-name="L2">
              <text:list-item>
                <text:p text:style-name="P22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2">L</text:span> the latency. 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7">T(n,p,r,k) = ( <text:span text:style-name="T12">L + b ) ( (p - 1) k r w + n k r w 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Asynchronou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T(n,p,r,k) = ( L + b ) ( (p - 1) k r w) <text:s/>+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2"><text:s text:c="30"/></text:span><text:span text:style-name="T12">( n k r w || ( L + b 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vs Sequential Speed Up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<text:span text:style-name="T8">Sequential Performance in Ring Terms</text:span></text:p>
              </text:list-item>
            </text:list>
            <text:list text:style-name="L2">
              <text:list-item>
                <text:p text:style-name="P4"><text:span text:style-name="T9">T(l) = <text:s/>l x l x w </text:span></text:p>
              </text:list-item>
            </text:list>
            <text:list text:style-name="L2">
              <text:list-item>
                <text:p text:style-name="P4"><text:span text:style-name="T9">T(n,p,r,k) = ( </text:span><text:span text:style-name="T14">L + b ) ( (p - 1) k r w + n k r w )</text:span></text:p>
              </text:list-item>
            </text:list>
            <text:list text:style-name="L2">
              <text:list-item>
                <text:p text:style-name="P4"><text:span text:style-name="T15">Instead of a square, we have reduced the amount of time by a factor of p but added communications time</text:span></text:p>
              </text:list-item>
            </text:list>
            <text:list text:style-name="L2">
              <text:list-item>
                <text:p text:style-name="P4"><text:span text:style-name="T15">First and last step of ring implementation is same as sequenti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Ring Implementation Traceback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raceback is done sequentially using message passing to communicate 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frame draw:style-name="gr18" draw:text-style-name="P23" draw:layer="layout" svg:width="1.777cm" svg:height="0.962cm" svg:x="1.223cm" svg:y="9.5cm">
          <draw:text-box>
            <text:p text:style-name="P1"><text:span text:style-name="T16">P0</text:span></text:p>
          </draw:text-box>
        </draw:frame>
        <draw:frame draw:style-name="gr4" draw:text-style-name="P23" draw:layer="layout" svg:width="1.277cm" svg:height="0.962cm" svg:x="1.223cm" svg:y="12.538cm">
          <draw:text-box>
            <text:p text:style-name="P1"><text:span text:style-name="T16">P1</text:span></text:p>
          </draw:text-box>
        </draw:frame>
        <draw:frame draw:style-name="gr4" draw:text-style-name="P23" draw:layer="layout" svg:width="1.277cm" svg:height="0.962cm" svg:x="1.223cm" svg:y="15.5cm">
          <draw:text-box>
            <text:p text:style-name="P1"><text:span text:style-name="T16">P2</text:span></text:p>
          </draw:text-box>
        </draw:frame>
        <draw:frame draw:style-name="gr4" draw:text-style-name="P23" draw:layer="layout" svg:width="1.277cm" svg:height="0.962cm" svg:x="1.223cm" svg:y="18.538cm">
          <draw:text-box>
            <text:p text:style-name="P1"><text:span text:style-name="T16">P3</text:span></text:p>
          </draw:text-box>
        </draw:frame>
        <draw:custom-shape draw:style-name="gr7" draw:text-style-name="P9" draw:layer="layout" svg:width="20.5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0cm" svg:x2="24cm" svg:y2="10cm">
          <text:p text:style-name="P1"/>
        </draw:line>
        <draw:line draw:style-name="gr3" draw:text-style-name="P9" draw:layer="layout" svg:x1="3.5cm" svg:y1="9.5cm" svg:x2="24cm" svg:y2="9.5cm">
          <text:p text:style-name="P1"/>
        </draw:line>
        <draw:line draw:style-name="gr3" draw:text-style-name="P9" draw:layer="layout" svg:x1="3.5cm" svg:y1="10.5cm" svg:x2="24cm" svg:y2="10.5cm">
          <text:p text:style-name="P1"/>
        </draw:line>
        <draw:line draw:style-name="gr3" draw:text-style-name="P9" draw:layer="layout" svg:x1="3.5cm" svg:y1="11cm" svg:x2="24cm" svg:y2="11cm">
          <text:p text:style-name="P1"/>
        </draw:line>
        <draw:line draw:style-name="gr3" draw:text-style-name="P9" draw:layer="layout" svg:x1="3.5cm" svg:y1="9cm" svg:x2="24cm" svg:y2="9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custom-shape draw:style-name="gr7" draw:text-style-name="P9" draw:layer="layout" svg:width="20.5cm" svg:height="2.5cm" svg:x="3.5cm" svg:y="11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3.5cm" svg:x2="24cm" svg:y2="13.5cm">
          <text:p text:style-name="P1"/>
        </draw:line>
        <draw:line draw:style-name="gr3" draw:text-style-name="P9" draw:layer="layout" svg:x1="3.5cm" svg:y1="13cm" svg:x2="24cm" svg:y2="13cm">
          <text:p text:style-name="P1"/>
        </draw:line>
        <draw:line draw:style-name="gr3" draw:text-style-name="P9" draw:layer="layout" svg:x1="3.5cm" svg:y1="14cm" svg:x2="24cm" svg:y2="14cm">
          <text:p text:style-name="P1"/>
        </draw:line>
        <draw:line draw:style-name="gr3" draw:text-style-name="P9" draw:layer="layout" svg:x1="3.5cm" svg:y1="12cm" svg:x2="24cm" svg:y2="12cm">
          <text:p text:style-name="P1"/>
        </draw:line>
        <draw:line draw:style-name="gr3" draw:text-style-name="P9" draw:layer="layout" svg:x1="3.5cm" svg:y1="12.5cm" svg:x2="24cm" svg:y2="12.5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5.5cm" svg:x2="24cm" svg:y2="15.5cm">
          <text:p text:style-name="P1"/>
        </draw:line>
        <draw:line draw:style-name="gr3" draw:text-style-name="P9" draw:layer="layout" svg:x1="3.5cm" svg:y1="16.5cm" svg:x2="24cm" svg:y2="16.5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custom-shape draw:style-name="gr7" draw:text-style-name="P9" draw:layer="layout" svg:width="20.5cm" svg:height="2.5cm" svg:x="3.5cm" svg:y="14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6cm" svg:x2="24cm" svg:y2="16cm">
          <text:p text:style-name="P1"/>
        </draw:line>
        <draw:line draw:style-name="gr3" draw:text-style-name="P9" draw:layer="layout" svg:x1="3.5cm" svg:y1="17cm" svg:x2="24cm" svg:y2="17cm">
          <text:p text:style-name="P1"/>
        </draw:line>
        <draw:line draw:style-name="gr3" draw:text-style-name="P9" draw:layer="layout" svg:x1="3.5cm" svg:y1="15cm" svg:x2="24cm" svg:y2="15cm">
          <text:p text:style-name="P1"/>
        </draw:line>
        <draw:line draw:style-name="gr3" draw:text-style-name="P9" draw:layer="layout" svg:x1="3.5cm" svg:y1="18cm" svg:x2="24cm" svg:y2="18cm">
          <text:p text:style-name="P1"/>
        </draw:lin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7" draw:text-style-name="P9" draw:layer="layout" svg:width="20.5cm" svg:height="2.5cm" svg:x="3.5cm" svg:y="17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8.5cm" svg:x2="24cm" svg:y2="18.5cm">
          <text:p text:style-name="P1"/>
        </draw:line>
        <draw:line draw:style-name="gr3" draw:text-style-name="P9" draw:layer="layout" svg:x1="3.5cm" svg:y1="19.5cm" svg:x2="24cm" svg:y2="19.5cm">
          <text:p text:style-name="P1"/>
        </draw:line>
        <draw:line draw:style-name="gr3" draw:text-style-name="P9" draw:layer="layout" svg:x1="3.5cm" svg:y1="20cm" svg:x2="24cm" svg:y2="20cm">
          <text:p text:style-name="P1"/>
        </draw:line>
        <draw:custom-shape draw:style-name="gr20" draw:text-style-name="P9" draw:layer="layout" svg:width="1cm" svg:height="1cm" svg:x="14cm" svg:y="17.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0" draw:text-style-name="P9" draw:layer="layout" svg:width="1cm" svg:height="1cm" svg:x="13.5cm" svg:y="16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1" draw:text-style-name="P9" draw:layer="layout" svg:width="1cm" svg:height="1cm" svg:x="12.5cm" svg:y="15cm">
          <text:p text:style-name="P1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22" draw:text-style-name="P25" draw:layer="layout" svg:width="1cm" svg:height="1cm" svg:x="14cm" svg:y="17.5cm">
          <draw:text-box>
            <text:p text:style-name="P24"><text:span text:style-name="T1">5</text:span></text:p>
          </draw:text-box>
        </draw:frame>
        <draw:frame draw:style-name="gr22" draw:text-style-name="P25" draw:layer="layout" svg:width="1cm" svg:height="1cm" svg:x="13.5cm" svg:y="16cm">
          <draw:text-box>
            <text:p text:style-name="P24"><text:span text:style-name="T1">4</text:span></text:p>
          </draw:text-box>
        </draw:frame>
        <draw:frame draw:style-name="gr23" draw:text-style-name="P26" draw:layer="layout" svg:width="1cm" svg:height="1cm" svg:x="12.5cm" svg:y="15cm">
          <draw:text-box>
            <text:p text:style-name="P1"><text:span text:style-name="T1">3</text:span></text:p>
          </draw:text-box>
        </draw:frame>
        <draw:line draw:style-name="gr3" draw:text-style-name="P9" draw:layer="layout" svg:x1="14.5cm" svg:y1="17.5cm" svg:x2="14.5cm" svg:y2="17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custom-shape draw:style-name="gr7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Alternative Implementation 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erformance is the same as the ring.</text:p>
              </text:list-item>
            </text:list>
          </draw:text-box>
        </draw:frame>
        <draw:frame draw:style-name="gr18" draw:text-style-name="P23" draw:layer="layout" svg:width="1.277cm" svg:height="0.962cm" svg:x="1.223cm" svg:y="9.5cm">
          <draw:text-box>
            <text:p text:style-name="P1"><text:span text:style-name="T16">P0</text:span></text:p>
          </draw:text-box>
        </draw:frame>
        <draw:custom-shape draw:style-name="gr7" draw:text-style-name="P9" draw:layer="layout" svg:width="12.5cm" svg:height="11.5cm" svg:x="3cm" svg:y="9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cm" svg:y1="10.5cm" svg:x2="15.5cm" svg:y2="10.5cm">
          <text:p text:style-name="P1"/>
        </draw:line>
        <draw:line draw:style-name="gr3" draw:text-style-name="P9" draw:layer="layout" svg:x1="5cm" svg:y1="10.5cm" svg:x2="5cm" svg:y2="20.5cm">
          <text:p text:style-name="P1"/>
        </draw:line>
        <draw:line draw:style-name="gr3" draw:text-style-name="P9" draw:layer="layout" svg:x1="7cm" svg:y1="12cm" svg:x2="7cm" svg:y2="20.5cm">
          <text:p text:style-name="P1"/>
        </draw:line>
        <draw:line draw:style-name="gr3" draw:text-style-name="P9" draw:layer="layout" svg:x1="7cm" svg:y1="14cm" svg:x2="15.5cm" svg:y2="14cm">
          <text:p text:style-name="P1"/>
        </draw:line>
        <draw:line draw:style-name="gr3" draw:text-style-name="P9" draw:layer="layout" svg:x1="9cm" svg:y1="14cm" svg:x2="9cm" svg:y2="20.5cm">
          <text:p text:style-name="P1"/>
        </draw:line>
        <draw:line draw:style-name="gr3" draw:text-style-name="P9" draw:layer="layout" svg:x1="5cm" svg:y1="12cm" svg:x2="15.5cm" svg:y2="12cm">
          <text:p text:style-name="P1"/>
        </draw:line>
        <draw:line draw:style-name="gr3" draw:text-style-name="P9" draw:layer="layout" svg:x1="9cm" svg:y1="16cm" svg:x2="15.5cm" svg:y2="16cm">
          <text:p text:style-name="P1"/>
        </draw:line>
        <draw:line draw:style-name="gr3" draw:text-style-name="P9" draw:layer="layout" svg:x1="11cm" svg:y1="16cm" svg:x2="11cm" svg:y2="20.5cm">
          <text:p text:style-name="P1"/>
        </draw:line>
        <draw:line draw:style-name="gr3" draw:text-style-name="P9" draw:layer="layout" svg:x1="11cm" svg:y1="18cm" svg:x2="15.5cm" svg:y2="18cm">
          <text:p text:style-name="P1"/>
        </draw:line>
        <draw:line draw:style-name="gr3" draw:text-style-name="P9" draw:layer="layout" svg:x1="13.5cm" svg:y1="18cm" svg:x2="13.5cm" svg:y2="20.5cm">
          <text:p text:style-name="P1"/>
        </draw:line>
        <draw:frame draw:style-name="gr4" draw:layer="layout" svg:width="1.277cm" svg:height="0.962cm" svg:x="3.5cm" svg:y="13cm">
          <draw:text-box>
            <text:p text:style-name="P1">P1</text:p>
          </draw:text-box>
        </draw:frame>
        <draw:frame draw:style-name="gr24" draw:text-style-name="P1" draw:layer="layout" svg:width="1.277cm" svg:height="0.962cm" svg:x="6.223cm" svg:y="11cm">
          <draw:text-box>
            <text:p text:style-name="P1">P2</text:p>
          </draw:text-box>
        </draw:frame>
        <draw:frame draw:style-name="gr4" draw:layer="layout" svg:width="1.277cm" svg:height="0.962cm" svg:x="5.5cm" svg:y="15cm">
          <draw:text-box>
            <text:p text:style-name="P1">P3</text:p>
          </draw:text-box>
        </draw:frame>
        <draw:frame draw:style-name="gr4" draw:layer="layout" svg:width="1.277cm" svg:height="0.962cm" svg:x="9cm" svg:y="12.895cm">
          <draw:text-box>
            <text:p text:style-name="P1">P0</text:p>
          </draw:text-box>
        </draw:frame>
        <draw:frame draw:style-name="gr4" draw:layer="layout" svg:width="1.277cm" svg:height="0.962cm" svg:x="7.5cm" svg:y="15.5cm">
          <draw:text-box>
            <text:p text:style-name="P1">P1</text:p>
          </draw:text-box>
        </draw:frame>
        <draw:frame draw:style-name="gr13" draw:layer="layout" svg:width="0.502cm" svg:height="1.187cm" svg:x="8.12cm" svg:y="16.5cm">
          <draw:text-box>
            <text:p text:style-name="P1"/>
          </draw:text-box>
        </draw:frame>
        <draw:frame draw:style-name="gr4" draw:layer="layout" svg:width="1.277cm" svg:height="0.962cm" svg:x="10.5cm" svg:y="14.5cm">
          <draw:text-box>
            <text:p text:style-name="P1">P2</text:p>
          </draw:text-box>
        </draw:frame>
        <draw:frame draw:style-name="gr4" draw:layer="layout" svg:width="1.277cm" svg:height="0.962cm" svg:x="9.5cm" svg:y="17.5cm">
          <draw:text-box>
            <text:p text:style-name="P1">P3</text:p>
          </draw:text-box>
        </draw:frame>
        <draw:frame draw:style-name="gr4" draw:layer="layout" svg:width="1.277cm" svg:height="0.962cm" svg:x="12.5cm" svg:y="16.538cm">
          <draw:text-box>
            <text:p text:style-name="P1">P4</text:p>
          </draw:text-box>
        </draw:frame>
        <draw:frame draw:style-name="gr13" draw:layer="layout" svg:width="0.502cm" svg:height="1.187cm" svg:x="21.5cm" svg:y="15cm">
          <draw:text-box>
            <text:p text:style-name="P1"/>
          </draw:text-box>
        </draw:frame>
        <draw:frame draw:style-name="gr13" draw:layer="layout" svg:width="0.502cm" svg:height="1.187cm" svg:x="21.897cm" svg:y="16cm">
          <draw:text-box>
            <text:p text:style-name="P1"/>
          </draw:text-box>
        </draw:frame>
        <draw:frame draw:style-name="gr4" draw:layer="layout" svg:width="1.277cm" svg:height="0.962cm" svg:x="12cm" svg:y="19cm">
          <draw:text-box>
            <text:p text:style-name="P1">P0</text:p>
          </draw:text-box>
        </draw:frame>
        <draw:frame draw:style-name="gr4" draw:layer="layout" svg:width="1.277cm" svg:height="0.962cm" svg:x="14cm" svg:y="19cm">
          <draw:text-box>
            <text:p text:style-name="P1">P1</text:p>
          </draw:text-box>
        </draw:frame>
        <draw:custom-shape draw:style-name="gr25" draw:text-style-name="P9" draw:layer="layout" svg:width="2cm" svg:height="1.5cm" svg:x="3cm" svg:y="9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0.82cm" svg:height="0.962cm" svg:x="3.5cm" svg:y="9.5cm">
          <draw:text-box>
            <text:p text:style-name="P1">k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Alt. Performance Model</text:p>
          </draw:text-box>
        </draw:frame>
        <draw:frame presentation:style-name="pr4" draw:text-style-name="P4" draw:layer="layout" svg:width="25.199cm" svg:height="13.609cm" svg:x="1.4cm" svg:y="4.338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, must be even.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and height of each chunk.</text:span></text:p>
              </text:list-item>
            </text:list>
            <text:list text:style-name="L2">
              <text:list-item>
                <text:p text:style-name="P21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2"><text:span text:style-name="T2">w</text:span> is computation time to score one cell</text:p>
              </text:list-item>
            </text:list>
            <text:list text:style-name="L2">
              <text:list-item>
                <text:p text:style-name="P22"><text:span text:style-name="T9">b</text:span> time to transmit one chu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Alt.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2">L</text:span> the latency. </text:p>
              </text:list-item>
            </text:list>
            <text:list text:style-name="L2">
              <text:list-item>
                <text:p text:style-name="P4">Performance Model:</text:p>
              </text:list-item>
            </text:list>
            <text:list text:style-name="L2">
              <text:list-item>
                <text:list>
                  <text:list-item>
                    <text:p text:style-name="P17">T(n,p,r,k,i) = ( <text:span text:style-name="T12">L + b + k k w) (n -1) / p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Alternative Implementat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1"><text:span text:style-name="T3">Very difficult to implement because it is very difficult to keep track of the scoring, direction matrix and maximum value .</text:span></text:p>
              </text:list-item>
            </text:list>
            <text:list text:style-name="L2">
              <text:list-item>
                <text:p text:style-name="P21"><text:span text:style-name="T3">Traceback implementation is very difficult to do. </text:span></text:p>
              </text:list-item>
            </text:list>
            <text:list text:style-name="L2">
              <text:list-item>
                <text:p text:style-name="P21"><text:span text:style-name="T3">This strategy was abandoned for these reas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custom-shape draw:style-name="gr26" draw:text-style-name="P9" draw:layer="layout" svg:width="3.5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.5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.5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Implementation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 divides scoring matrix calculation among processors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13.5cm" svg:y2="9cm">
          <text:p text:style-name="P1"/>
        </draw:line>
        <draw:line draw:style-name="gr3" draw:text-style-name="P9" draw:layer="layout" svg:x1="3.5cm" svg:y1="9.5cm" svg:x2="13.5cm" svg:y2="9.5cm">
          <text:p text:style-name="P1"/>
        </draw:line>
        <draw:line draw:style-name="gr3" draw:text-style-name="P9" draw:layer="layout" svg:x1="3.5cm" svg:y1="11cm" svg:x2="13.5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frame draw:style-name="gr4" draw:layer="layout" svg:width="1.277cm" svg:height="0.962cm" svg:x="4.5cm" svg:y="9.5cm">
          <draw:text-box>
            <text:p text:style-name="P1">P0</text:p>
          </draw:text-box>
        </draw:frame>
        <draw:frame draw:style-name="gr4" draw:layer="layout" svg:width="1.277cm" svg:height="0.962cm" svg:x="7.575cm" svg:y="9.538cm">
          <draw:text-box>
            <text:p text:style-name="P1">P1</text:p>
          </draw:text-box>
        </draw:frame>
        <draw:custom-shape draw:style-name="gr14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layer="layout" svg:width="1.277cm" svg:height="0.962cm" svg:x="10.723cm" svg:y="9.5cm">
          <draw:text-box>
            <text:p text:style-name="P1">P6</text:p>
          </draw:text-box>
        </draw:frame>
        <draw:line draw:style-name="gr3" draw:text-style-name="P9" draw:layer="layout" svg:x1="3.5cm" svg:y1="11.5cm" svg:x2="13.5cm" svg:y2="11.5cm">
          <text:p text:style-name="P1"/>
        </draw:line>
        <draw:line draw:style-name="gr3" draw:text-style-name="P9" draw:layer="layout" svg:x1="3.5cm" svg:y1="12cm" svg:x2="13.5cm" svg:y2="12cm">
          <text:p text:style-name="P1"/>
        </draw:line>
        <draw:line draw:style-name="gr3" draw:text-style-name="P9" draw:layer="layout" svg:x1="3.5cm" svg:y1="13cm" svg:x2="13.5cm" svg:y2="13cm">
          <text:p text:style-name="P1"/>
        </draw:line>
        <draw:frame draw:style-name="gr4" draw:layer="layout" svg:width="1.277cm" svg:height="0.962cm" svg:x="4cm" svg:y="12cm">
          <draw:text-box>
            <text:p text:style-name="P1">P2</text:p>
          </draw:text-box>
        </draw:frame>
        <draw:frame draw:style-name="gr4" draw:layer="layout" svg:width="1.277cm" svg:height="0.962cm" svg:x="10.723cm" svg:y="12.038cm">
          <draw:text-box>
            <text:p text:style-name="P1">P7</text:p>
          </draw:text-box>
        </draw:frame>
        <draw:frame draw:style-name="gr4" draw:layer="layout" svg:width="1.277cm" svg:height="0.962cm" svg:x="7.5cm" svg:y="12cm">
          <draw:text-box>
            <text:p text:style-name="P1">P3</text:p>
          </draw:text-box>
        </draw:fram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30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13.5cm" svg:y2="14cm">
          <text:p text:style-name="P1"/>
        </draw:line>
        <draw:line draw:style-name="gr3" draw:text-style-name="P9" draw:layer="layout" svg:x1="3.5cm" svg:y1="14.5cm" svg:x2="13.5cm" svg:y2="14.5cm">
          <text:p text:style-name="P1"/>
        </draw:line>
        <draw:line draw:style-name="gr3" draw:text-style-name="P9" draw:layer="layout" svg:x1="3.5cm" svg:y1="15.5cm" svg:x2="13.5cm" svg:y2="15.5cm">
          <text:p text:style-name="P1"/>
        </draw:line>
        <draw:line draw:style-name="gr19" draw:text-style-name="P9" draw:layer="layout" svg:x1="6.5cm" svg:y1="13.5cm" svg:x2="6.5cm" svg:y2="16cm">
          <text:p text:style-name="P1"/>
        </draw:line>
        <draw:line draw:style-name="gr19" draw:text-style-name="P9" draw:layer="layout" svg:x1="10cm" svg:y1="13.5cm" svg:x2="10cm" svg:y2="16cm">
          <text:p text:style-name="P1"/>
        </draw:line>
        <draw:frame draw:style-name="gr4" draw:layer="layout" svg:width="1.277cm" svg:height="0.962cm" svg:x="4.5cm" svg:y="14.5cm">
          <draw:text-box>
            <text:p text:style-name="P1">P4</text:p>
          </draw:text-box>
        </draw:frame>
        <draw:frame draw:style-name="gr4" draw:layer="layout" svg:width="1.277cm" svg:height="0.962cm" svg:x="7.575cm" svg:y="14.538cm">
          <draw:text-box>
            <text:p text:style-name="P1">P5</text:p>
          </draw:text-box>
        </draw:frame>
        <draw:frame draw:style-name="gr4" draw:layer="layout" svg:width="1.277cm" svg:height="0.962cm" svg:x="10.723cm" svg:y="14.5cm">
          <draw:text-box>
            <text:p text:style-name="P1">P8</text:p>
          </draw:text-box>
        </draw:frame>
        <draw:line draw:style-name="gr3" draw:text-style-name="P9" draw:layer="layout" svg:x1="3.5cm" svg:y1="10.5cm" svg:x2="13.5cm" svg:y2="10.5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338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, must be a square term (4, 9, 16..)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of each chunk, </text:span><text:span text:style-name="T2">I</text:span><text:span text:style-name="T3"> / sqrt(</text:span><text:span text:style-name="T2">p</text:span><text:span text:style-name="T3">)</text:span></text:p>
              </text:list-item>
            </text:list>
            <text:list text:style-name="L2">
              <text:list-item>
                <text:p text:style-name="P21"><text:span text:style-name="T2">w</text:span> is computation time to score one cell,</text:p>
              </text:list-item>
            </text:list>
            <text:list text:style-name="L2">
              <text:list-item>
                <text:p text:style-name="P22"><text:span text:style-name="T9">b</text:span> time to transmit one chunk.</text:p>
              </text:list-item>
            </text:list>
            <text:list text:style-name="L2">
              <text:list-item>
                <text:p text:style-name="P22"><text:span text:style-name="T2">L</text:span> the latenc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Synchronous</text:p>
              </text:list-item>
            </text:list>
            <text:list text:style-name="L2">
              <text:list-item>
                <text:list>
                  <text:list-item>
                    <text:p text:style-name="P17">T(p,k) = <text:span text:style-name="T12">( 2L + 2b ) ((2 sqrt(p) – 1 ) <text:s/>k</text:span><text:span text:style-name="T17">2</text:span><text:span text:style-name="T12"> w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8">Not better than the ring because it leaves processors idle.</text:span></text:p>
              </text:list-item>
            </text:list>
            <text:list text:style-name="L2">
              <text:list-item>
                <text:p text:style-name="P4"><text:span text:style-name="T13">Easy to implement traceback on this setup.</text:span></text:p>
              </text:list-item>
            </text:list>
            <text:list text:style-name="L2">
              <text:list-item>
                <text:p text:style-name="P4"><text:span text:style-name="T18">Could be good for an environment where you can auto-scale the number of processo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>
          <draw:text-box>
            <text:p text:style-name="P1">2d Performance Model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22"><text:span text:style-name="T2">w</text:span> be computation time to score section, <text:span text:style-name="T9">b</text:span> time to transmit one chunk, <text:span text:style-name="T2">L</text:span> the latency. p is the number of processors.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T(n,p) = </text:span><text:span text:style-name="T19"><text:s/></text:span><text:span text:style-name="T18">(p-1) (2b + 2L) + p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custom-shape draw:style-name="gr16" draw:text-style-name="P9" draw:layer="layout" svg:width="3.5cm" svg:height="2.5cm" svg:x="13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8.5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5.199cm" svg:height="3.256cm" svg:x="1.301cm" svg:y="0.125cm" presentation:class="title">
          <draw:text-box>
            <text:p text:style-name="P1">2d Block Cyclic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2-Dimensional implementation, block acyclic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8.5cm" svg:x2="6.5cm" svg:y2="11cm">
          <text:p text:style-name="P1"/>
        </draw:line>
        <draw:line draw:style-name="gr3" draw:text-style-name="P9" draw:layer="layout" svg:x1="10cm" svg:y1="8.5cm" svg:x2="10cm" svg:y2="11cm">
          <text:p text:style-name="P1"/>
        </draw:line>
        <draw:custom-shape draw:style-name="gr7" draw:text-style-name="P9" draw:layer="layout" svg:width="3cm" svg:height="2.5cm" svg:x="3.5cm" svg:y="8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9cm" svg:x2="16.5cm" svg:y2="9cm">
          <text:p text:style-name="P1"/>
        </draw:line>
        <draw:line draw:style-name="gr3" draw:text-style-name="P9" draw:layer="layout" svg:x1="3.5cm" svg:y1="9.5cm" svg:x2="16.5cm" svg:y2="9.5cm">
          <text:p text:style-name="P1"/>
        </draw:line>
        <draw:line draw:style-name="gr3" draw:text-style-name="P9" draw:layer="layout" svg:x1="3.5cm" svg:y1="10.5cm" svg:x2="16.5cm" svg:y2="10.5cm">
          <text:p text:style-name="P1"/>
        </draw:line>
        <draw:line draw:style-name="gr3" draw:text-style-name="P9" draw:layer="layout" svg:x1="3.5cm" svg:y1="11cm" svg:x2="16.5cm" svg:y2="11cm">
          <text:p text:style-name="P1"/>
        </draw:line>
        <draw:line draw:style-name="gr19" draw:text-style-name="P9" draw:layer="layout" svg:x1="6.5cm" svg:y1="8.5cm" svg:x2="6.5cm" svg:y2="11cm">
          <text:p text:style-name="P1"/>
        </draw:line>
        <draw:line draw:style-name="gr19" draw:text-style-name="P9" draw:layer="layout" svg:x1="10cm" svg:y1="8.5cm" svg:x2="10cm" svg:y2="11cm">
          <text:p text:style-name="P1"/>
        </draw:line>
        <draw:frame draw:style-name="gr4" draw:text-style-name="P28" draw:layer="layout" svg:width="0.93cm" svg:height="0.645cm" svg:x="4.5cm" svg:y="9.5cm">
          <draw:text-box>
            <text:p text:style-name="P28"><text:span text:style-name="T20">P0</text:span></text:p>
          </draw:text-box>
        </draw:frame>
        <draw:frame draw:style-name="gr4" draw:text-style-name="P28" draw:layer="layout" svg:width="0.93cm" svg:height="0.645cm" svg:x="7.575cm" svg:y="9.538cm">
          <draw:text-box>
            <text:p text:style-name="P28"><text:span text:style-name="T20">P2</text:span></text:p>
          </draw:text-box>
        </draw:frame>
        <draw:custom-shape draw:style-name="gr15" draw:text-style-name="P9" draw:layer="layout" svg:width="3.5cm" svg:height="2.5cm" svg:x="6.5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10cm" svg:y="11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3cm" svg:y="11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8" draw:layer="layout" svg:width="0.93cm" svg:height="0.645cm" svg:x="10.723cm" svg:y="9.5cm">
          <draw:text-box>
            <text:p text:style-name="P28"><text:span text:style-name="T20">P0</text:span></text:p>
          </draw:text-box>
        </draw:frame>
        <draw:frame draw:style-name="gr4" draw:text-style-name="P28" draw:layer="layout" svg:width="0.93cm" svg:height="0.645cm" svg:x="13.723cm" svg:y="9.5cm">
          <draw:text-box>
            <text:p text:style-name="P28"><text:span text:style-name="T20">P2</text:span></text:p>
          </draw:text-box>
        </draw:frame>
        <draw:line draw:style-name="gr3" draw:text-style-name="P9" draw:layer="layout" svg:x1="3.5cm" svg:y1="11.5cm" svg:x2="16.5cm" svg:y2="11.5cm">
          <text:p text:style-name="P1"/>
        </draw:line>
        <draw:line draw:style-name="gr3" draw:text-style-name="P9" draw:layer="layout" svg:x1="3.5cm" svg:y1="12cm" svg:x2="16.5cm" svg:y2="12cm">
          <text:p text:style-name="P1"/>
        </draw:line>
        <draw:line draw:style-name="gr3" draw:text-style-name="P9" draw:layer="layout" svg:x1="3.5cm" svg:y1="13cm" svg:x2="16.5cm" svg:y2="13cm">
          <text:p text:style-name="P1"/>
        </draw:line>
        <draw:frame draw:style-name="gr4" draw:text-style-name="P28" draw:layer="layout" svg:width="0.93cm" svg:height="0.645cm" svg:x="4cm" svg:y="12cm">
          <draw:text-box>
            <text:p text:style-name="P28"><text:span text:style-name="T20">P1</text:span></text:p>
          </draw:text-box>
        </draw:frame>
        <draw:frame draw:style-name="gr4" draw:text-style-name="P28" draw:layer="layout" svg:width="0.93cm" svg:height="0.645cm" svg:x="10.723cm" svg:y="12.038cm">
          <draw:text-box>
            <text:p text:style-name="P28"><text:span text:style-name="T20">P1</text:span></text:p>
          </draw:text-box>
        </draw:frame>
        <draw:frame draw:style-name="gr4" draw:text-style-name="P28" draw:layer="layout" svg:width="0.93cm" svg:height="0.645cm" svg:x="7.5cm" svg:y="12cm">
          <draw:text-box>
            <text:p text:style-name="P28"><text:span text:style-name="T20">P3</text:span></text:p>
          </draw:text-box>
        </draw:frame>
        <draw:frame draw:style-name="gr31" draw:text-style-name="P28" draw:layer="layout" svg:width="0.93cm" svg:height="1cm" svg:x="14cm" svg:y="12cm">
          <draw:text-box>
            <text:p text:style-name="P28"><text:span text:style-name="T20">P3</text:span></text:p>
          </draw:text-box>
        </draw:frame>
        <draw:custom-shape draw:style-name="gr16" draw:text-style-name="P9" draw:layer="layout" svg:width="3.5cm" svg:height="2.5cm" svg:x="13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10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3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cm" svg:height="2.5cm" svg:x="6.5cm" svg:y="13.5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6.5cm" svg:y1="13.5cm" svg:x2="6.5cm" svg:y2="16cm">
          <text:p text:style-name="P1"/>
        </draw:line>
        <draw:line draw:style-name="gr3" draw:text-style-name="P9" draw:layer="layout" svg:x1="10cm" svg:y1="13.5cm" svg:x2="10cm" svg:y2="16cm">
          <text:p text:style-name="P1"/>
        </draw:line>
        <draw:custom-shape draw:style-name="gr7" draw:text-style-name="P9" draw:layer="layout" svg:width="3cm" svg:height="2.5cm" svg:x="3.5cm" svg:y="13.5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9" draw:layer="layout" svg:x1="3.5cm" svg:y1="14cm" svg:x2="16.5cm" svg:y2="14cm">
          <text:p text:style-name="P1"/>
        </draw:line>
        <draw:line draw:style-name="gr3" draw:text-style-name="P9" draw:layer="layout" svg:x1="3.5cm" svg:y1="14.5cm" svg:x2="16.5cm" svg:y2="14.5cm">
          <text:p text:style-name="P1"/>
        </draw:line>
        <draw:line draw:style-name="gr3" draw:text-style-name="P9" draw:layer="layout" svg:x1="3.5cm" svg:y1="15.5cm" svg:x2="16.5cm" svg:y2="15.5cm">
          <text:p text:style-name="P1"/>
        </draw:line>
        <draw:line draw:style-name="gr3" draw:text-style-name="P9" draw:layer="layout" svg:x1="3.5cm" svg:y1="16cm" svg:x2="16.5cm" svg:y2="16cm">
          <text:p text:style-name="P1"/>
        </draw:line>
        <draw:line draw:style-name="gr19" draw:text-style-name="P9" draw:layer="layout" svg:x1="6.5cm" svg:y1="13.5cm" svg:x2="6.5cm" svg:y2="16cm">
          <text:p text:style-name="P1"/>
        </draw:line>
        <draw:line draw:style-name="gr19" draw:text-style-name="P9" draw:layer="layout" svg:x1="10cm" svg:y1="13.5cm" svg:x2="10cm" svg:y2="16cm">
          <text:p text:style-name="P1"/>
        </draw:line>
        <draw:frame draw:style-name="gr4" draw:text-style-name="P28" draw:layer="layout" svg:width="0.93cm" svg:height="0.645cm" svg:x="4.5cm" svg:y="14.5cm">
          <draw:text-box>
            <text:p text:style-name="P28"><text:span text:style-name="T20">P0</text:span></text:p>
          </draw:text-box>
        </draw:frame>
        <draw:frame draw:style-name="gr4" draw:text-style-name="P28" draw:layer="layout" svg:width="0.93cm" svg:height="0.645cm" svg:x="7.575cm" svg:y="14.538cm">
          <draw:text-box>
            <text:p text:style-name="P28"><text:span text:style-name="T20">P2</text:span></text:p>
          </draw:text-box>
        </draw:frame>
        <draw:custom-shape draw:style-name="gr15" draw:text-style-name="P9" draw:layer="layout" svg:width="3.5cm" svg:height="2.5cm" svg:x="6.5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cm" svg:height="2.5cm" svg:x="10cm" svg:y="16cm">
          <text:p text:style-name="P1"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5cm" svg:height="2.5cm" svg:x="13cm" svg:y="16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8" draw:layer="layout" svg:width="0.93cm" svg:height="0.645cm" svg:x="10.723cm" svg:y="14.5cm">
          <draw:text-box>
            <text:p text:style-name="P28"><text:span text:style-name="T20">P0</text:span></text:p>
          </draw:text-box>
        </draw:frame>
        <draw:frame draw:style-name="gr4" draw:text-style-name="P28" draw:layer="layout" svg:width="0.93cm" svg:height="0.645cm" svg:x="13.723cm" svg:y="14.5cm">
          <draw:text-box>
            <text:p text:style-name="P28"><text:span text:style-name="T20">P2</text:span></text:p>
          </draw:text-box>
        </draw:frame>
        <draw:line draw:style-name="gr3" draw:text-style-name="P9" draw:layer="layout" svg:x1="3.5cm" svg:y1="16.5cm" svg:x2="16.5cm" svg:y2="16.5cm">
          <text:p text:style-name="P1"/>
        </draw:line>
        <draw:line draw:style-name="gr3" draw:text-style-name="P9" draw:layer="layout" svg:x1="3.5cm" svg:y1="17cm" svg:x2="16.5cm" svg:y2="17cm">
          <text:p text:style-name="P1"/>
        </draw:line>
        <draw:line draw:style-name="gr3" draw:text-style-name="P9" draw:layer="layout" svg:x1="3.5cm" svg:y1="18cm" svg:x2="16.5cm" svg:y2="18cm">
          <text:p text:style-name="P1"/>
        </draw:line>
        <draw:frame draw:style-name="gr4" draw:text-style-name="P28" draw:layer="layout" svg:width="0.93cm" svg:height="0.645cm" svg:x="4cm" svg:y="17cm">
          <draw:text-box>
            <text:p text:style-name="P28"><text:span text:style-name="T20">P1</text:span></text:p>
          </draw:text-box>
        </draw:frame>
        <draw:frame draw:style-name="gr4" draw:text-style-name="P28" draw:layer="layout" svg:width="0.93cm" svg:height="0.645cm" svg:x="10.723cm" svg:y="17.038cm">
          <draw:text-box>
            <text:p text:style-name="P28"><text:span text:style-name="T20">P1</text:span></text:p>
          </draw:text-box>
        </draw:frame>
        <draw:frame draw:style-name="gr4" draw:text-style-name="P28" draw:layer="layout" svg:width="0.93cm" svg:height="0.645cm" svg:x="7.5cm" svg:y="17cm">
          <draw:text-box>
            <text:p text:style-name="P28"><text:span text:style-name="T20">P3</text:span></text:p>
          </draw:text-box>
        </draw:frame>
        <draw:frame draw:style-name="gr31" draw:text-style-name="P28" draw:layer="layout" svg:width="0.93cm" svg:height="1cm" svg:x="14cm" svg:y="17cm">
          <draw:text-box>
            <text:p text:style-name="P28"><text:span text:style-name="T20">P3</text:span></text:p>
          </draw:text-box>
        </draw:frame>
        <draw:line draw:style-name="gr3" draw:text-style-name="P9" draw:layer="layout" svg:x1="3.5cm" svg:y1="17.5cm" svg:x2="16.5cm" svg:y2="17.5cm">
          <text:p text:style-name="P1"/>
        </draw:line>
        <draw:line draw:style-name="gr3" draw:text-style-name="P9" draw:layer="layout" svg:x1="3.5cm" svg:y1="15cm" svg:x2="16.5cm" svg:y2="15cm">
          <text:p text:style-name="P1"/>
        </draw:line>
        <draw:line draw:style-name="gr3" draw:text-style-name="P9" draw:layer="layout" svg:x1="3.5cm" svg:y1="12.5cm" svg:x2="16.5cm" svg:y2="12.5cm">
          <text:p text:style-name="P1"/>
        </draw:line>
        <draw:line draw:style-name="gr3" draw:text-style-name="P9" draw:layer="layout" svg:x1="3.5cm" svg:y1="10cm" svg:x2="16.5cm" svg:y2="10cm">
          <text:p text:style-name="P1"/>
        </draw:lin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2d Block Acyclic Performance Model</text:p>
          </draw:text-box>
        </draw:frame>
        <draw:frame presentation:style-name="pr4" draw:text-style-name="P4" draw:layer="layout" svg:width="25.199cm" svg:height="16.661cm" svg:x="1.4cm" svg:y="4.338cm" presentation:class="outline" presentation:user-transformed="true">
          <draw:text-box>
            <text:list text:style-name="L2">
              <text:list-item>
                <text:p text:style-name="P21"><text:span text:style-name="T3">Assume 2 sequences have same length.</text:span></text:p>
              </text:list-item>
            </text:list>
            <text:list text:style-name="L2">
              <text:list-item>
                <text:p text:style-name="P21"><text:span text:style-name="T2">l</text:span><text:span text:style-name="T3"> is the height and width of the matrix, sequence lengths will be l-1.</text:span></text:p>
              </text:list-item>
            </text:list>
            <text:list text:style-name="L2">
              <text:list-item>
                <text:p text:style-name="P21"><text:span text:style-name="T2">p </text:span><text:span text:style-name="T3">processors.</text:span></text:p>
              </text:list-item>
            </text:list>
            <text:list text:style-name="L2">
              <text:list-item>
                <text:p text:style-name="P21"><text:span text:style-name="T2">r </text:span><text:span text:style-name="T3">is</text:span><text:span text:style-name="T2"> r</text:span><text:span text:style-name="T3">ow height, <text:s/></text:span><text:span text:style-name="T2">r = l / p </text:span></text:p>
              </text:list-item>
            </text:list>
            <text:list text:style-name="L2">
              <text:list-item>
                <text:p text:style-name="P21"><text:span text:style-name="T2">k </text:span><text:span text:style-name="T3">is the width of each chunk</text:span></text:p>
              </text:list-item>
            </text:list>
            <text:list text:style-name="L2">
              <text:list-item>
                <text:p text:style-name="P21"><text:span text:style-name="T2">n</text:span><text:span text:style-name="T3"> is number of chunks, </text:span><text:span text:style-name="T2">l </text:span><text:span text:style-name="T3">/ </text:span><text:span text:style-name="T2">k</text:span></text:p>
              </text:list-item>
            </text:list>
            <text:list text:style-name="L2">
              <text:list-item>
                <text:p text:style-name="P22"><text:span text:style-name="T2">w</text:span> is computation time to score one cell,</text:p>
              </text:list-item>
            </text:list>
            <text:list text:style-name="L2">
              <text:list-item>
                <text:p text:style-name="P22"><text:span text:style-name="T9">b</text:span> time to transmit one chunk, </text:p>
              </text:list-item>
            </text:list>
            <text:list text:style-name="L2">
              <text:list-item>
                <text:p text:style-name="P22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2d Block Acyclic Performance Model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2"><text:span text:style-name="T2">L</text:span> the latency. </text:p>
              </text:list-item>
            </text:list>
            <text:list text:style-name="L2">
              <text:list-item>
                <text:p text:style-name="P4">Synchronous</text:p>
              </text:list-item>
            </text:list>
            <text:list text:style-name="L2">
              <text:list-item>
                <text:list>
                  <text:list-item>
                    <text:p text:style-name="P17">T(n,p,r,k) = ( 2<text:span text:style-name="T12">L +2 b ) ( (p - 1) k r w + n k r w 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3">Asynchronous</text:span></text:p>
              </text:list-item>
            </text:list>
            <text:list text:style-name="L2">
              <text:list-item>
                <text:list>
                  <text:list-item>
                    <text:p text:style-name="P17"><text:span text:style-name="T12">T(n,p,r,k) = ( 2L + 2b ) ( (p - 1) k r w) <text:s/>+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12"><text:s text:c="30"/></text:span><text:span text:style-name="T12">( n k r w || ( L + b 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2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2d Block Acyclic Details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6"><text:span text:style-name="T12">Same performance as ring but we are send more data at each stage. </text:span></text:p>
              </text:list-item>
            </text:list>
            <text:list text:style-name="L2">
              <text:list-item>
                <text:p text:style-name="P6"><text:span text:style-name="T12">Traceback is more difficult and will require more communication.</text:span></text:p>
              </text:list-item>
            </text:list>
            <text:list text:style-name="L2">
              <text:list-item>
                <text:p text:style-name="P6"><text:span text:style-name="T12">Implementation is still underwa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>
        <draw:frame presentation:style-name="pr3" draw:text-style-name="P1" draw:layer="layout" svg:width="25.199cm" svg:height="3.507cm" svg:x="1.301cm" svg:y="0cm" presentation:class="title" presentation:user-transformed="true">
          <draw:text-box>
            <text:p text:style-name="P1">Sequential Performance<text:line-break/></text:p>
          </draw:text-box>
        </draw:frame>
        <draw:frame draw:style-name="gr32" draw:layer="layout" svg:width="26cm" svg:height="15.5cm" svg:x="1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Synchronous Performance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32" draw:layer="layout" svg:width="26.5cm" svg:height="16.5cm" svg:x="1cm" svg:y="3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Asynchronous Performance</text:p>
          </draw:text-box>
        </draw:frame>
        <draw:frame presentation:style-name="pr4" draw:text-style-name="P4" draw:layer="layout" svg:width="25.199cm" svg:height="13.609cm" svg:x="1.4cm" svg:y="4.914cm" presentation:class="outline" presentation:placeholder="true">
          <draw:text-box/>
        </draw:frame>
        <draw:frame draw:style-name="gr32" draw:layer="layout" svg:width="26cm" svg:height="16.5cm" svg:x="1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draw:frame presentation:style-name="pr6" draw:text-style-name="P1" draw:layer="layout" svg:width="25.199cm" svg:height="3.256cm" svg:x="1.301cm" svg:y="0.125cm" presentation:class="title">
          <draw:text-box>
            <text:p text:style-name="P1">Conclusion</text:p>
          </draw:text-box>
        </draw:frame>
        <draw:frame presentation:style-name="pr4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iggest difficulty was getting bootstrapped. Experimented with many SW implementations before settling on a simple one.</text:p>
              </text:list-item>
            </text:list>
            <text:list text:style-name="L2">
              <text:list-item>
                <text:p text:style-name="P4">Too much time spent working on and debugging Alt implementation.</text:p>
              </text:list-item>
            </text:list>
            <text:list text:style-name="L2">
              <text:list-item>
                <text:p text:style-name="P4">Ring implementation is the best because it uses least communication and is simplest to implem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evin English</meta:initial-creator>
    <meta:creation-date>2008-12-03T20:20:22</meta:creation-date>
    <dc:creator>Kevin English</dc:creator>
    <dc:date>2008-12-11T21:27:59</dc:date>
    <dc:language>fi-FI</dc:language>
    <meta:editing-cycles>167</meta:editing-cycles>
    <meta:editing-duration>PT11H51M23S</meta:editing-duration>
    <meta:user-defined meta:name="Info 1"/>
    <meta:user-defined meta:name="Info 2"/>
    <meta:user-defined meta:name="Info 3"/>
    <meta:user-defined meta:name="Info 4"/>
    <meta:document-statistic meta:object-count="5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0.5996990203857pt" style:font-size-asian="30.5996990203857pt" style:font-size-complex="30.5996990203857pt"/>
    </style:style>
    <style:style style:name="ch3" style:family="chart">
      <style:graphic-properties draw:stroke="none" svg:stroke-color="#b3b3b3" draw:fill="none" draw:fill-color="#e6e6e6"/>
      <style:text-properties fo:font-size="18.8305854797363pt" style:font-size-asian="18.8305854797363pt" style:font-size-complex="18.8305854797363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chart-properties style:rotation-angle="0"/>
      <style:text-properties fo:font-size="21.1844081878662pt" style:font-size-asian="21.1844081878662pt" style:font-size-complex="21.1844081878662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21.1844081878662pt" style:font-size-asian="21.1844081878662pt" style:font-size-complex="21.184408187866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001cm" svg:height="16.501cm" chart:class="chart:bar" chart:style-name="ch1">
        <chart:title svg:x="5.432cm" svg:y="0.331cm" chart:style-name="ch2">
          <text:p>Asynchronous Ring SW</text:p>
        </chart:title>
        <chart:legend chart:legend-position="end" svg:x="18.468cm" svg:y="4.76cm" chart:style-name="ch3"/>
        <chart:plot-area chart:style-name="ch4" chart:data-source-has-labels="both" svg:x="0.384cm" svg:y="1.847cm" svg:width="17.562cm" svg:height="14.132cm">
          <chart:axis chart:dimension="x" chart:name="primary-x" chart:style-name="ch5">
            <chart:title svg:x="7.65cm" svg:y="14.968cm" chart:style-name="ch6">
              <text:p>Matrix Size</text:p>
            </chart:title>
            <chart:categories table:cell-range-address="local-table.$A$2:.$A$16"/>
          </chart:axis>
          <chart:axis chart:dimension="y" chart:name="primary-y" chart:style-name="ch7">
            <chart:title svg:x="0.525cm" svg:y="9.76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series chart:style-name="ch13" chart:values-cell-range-address="local-table.$E$2:.$E$16" chart:label-cell-address="local-table.$E$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=100</text:p>
              </table:table-cell>
              <table:table-cell office:value-type="string">
                <text:p>ChunkSize=200</text:p>
              </table:table-cell>
              <table:table-cell office:value-type="string">
                <text:p>ChunkSize=400</text:p>
              </table:table-cell>
              <table:table-cell office:value-type="string">
                <text:p>ChunkSize=500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21085">
                <text:p>0.021085</text:p>
              </table:table-cell>
              <table:table-cell office:value-type="float" office:value="0.023555">
                <text:p>0.023555</text:p>
              </table:table-cell>
              <table:table-cell office:value-type="float" office:value="1.#NAN">
                <text:p>1.#NAN</text:p>
              </table:table-cell>
              <table:table-cell office:value-type="float" office:value="0.034233">
                <text:p>0.03423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72338">
                <text:p>0.072338</text:p>
              </table:table-cell>
              <table:table-cell office:value-type="float" office:value="0.077997">
                <text:p>0.077997</text:p>
              </table:table-cell>
              <table:table-cell office:value-type="float" office:value="0.093824">
                <text:p>0.093824</text:p>
              </table:table-cell>
              <table:table-cell office:value-type="float" office:value="0.101888">
                <text:p>0.10188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4204">
                <text:p>0.154204</text:p>
              </table:table-cell>
              <table:table-cell office:value-type="float" office:value="0.160828">
                <text:p>0.160828</text:p>
              </table:table-cell>
              <table:table-cell office:value-type="float" office:value="1.#NAN">
                <text:p>1.#NAN</text:p>
              </table:table-cell>
              <table:table-cell office:value-type="float" office:value="0.195472">
                <text:p>0.19547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265925">
                <text:p>0.265925</text:p>
              </table:table-cell>
              <table:table-cell office:value-type="float" office:value="0.274421">
                <text:p>0.274421</text:p>
              </table:table-cell>
              <table:table-cell office:value-type="float" office:value="0.301864">
                <text:p>0.301864</text:p>
              </table:table-cell>
              <table:table-cell office:value-type="float" office:value="0.318383">
                <text:p>0.31838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409065">
                <text:p>0.409065</text:p>
              </table:table-cell>
              <table:table-cell office:value-type="float" office:value="0.416363">
                <text:p>0.416363</text:p>
              </table:table-cell>
              <table:table-cell office:value-type="float" office:value="1.#NAN">
                <text:p>1.#NAN</text:p>
              </table:table-cell>
              <table:table-cell office:value-type="float" office:value="0.468242">
                <text:p>0.46824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581706">
                <text:p>0.581706</text:p>
              </table:table-cell>
              <table:table-cell office:value-type="float" office:value="0.584776">
                <text:p>0.584776</text:p>
              </table:table-cell>
              <table:table-cell office:value-type="float" office:value="0.626286">
                <text:p>0.626286</text:p>
              </table:table-cell>
              <table:table-cell office:value-type="float" office:value="0.651399">
                <text:p>0.651399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786197">
                <text:p>0.786197</text:p>
              </table:table-cell>
              <table:table-cell office:value-type="float" office:value="0.789438">
                <text:p>0.789438</text:p>
              </table:table-cell>
              <table:table-cell office:value-type="float" office:value="1.#NAN">
                <text:p>1.#NAN</text:p>
              </table:table-cell>
              <table:table-cell office:value-type="float" office:value="0.859825">
                <text:p>0.85982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02148">
                <text:p>1.02148</text:p>
              </table:table-cell>
              <table:table-cell office:value-type="float" office:value="1.023653">
                <text:p>1.023653</text:p>
              </table:table-cell>
              <table:table-cell office:value-type="float" office:value="1.068425">
                <text:p>1.068425</text:p>
              </table:table-cell>
              <table:table-cell office:value-type="float" office:value="1.099603">
                <text:p>1.0996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359928">
                <text:p>1.359928</text:p>
              </table:table-cell>
              <table:table-cell office:value-type="float" office:value="1.325112">
                <text:p>1.325112</text:p>
              </table:table-cell>
              <table:table-cell office:value-type="float" office:value="1.#NAN">
                <text:p>1.#NAN</text:p>
              </table:table-cell>
              <table:table-cell office:value-type="float" office:value="1.396886">
                <text:p>1.396886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580107">
                <text:p>1.580107</text:p>
              </table:table-cell>
              <table:table-cell office:value-type="float" office:value="1.572059">
                <text:p>1.572059</text:p>
              </table:table-cell>
              <table:table-cell office:value-type="float" office:value="0">
                <text:p>0</text:p>
              </table:table-cell>
              <table:table-cell office:value-type="float" office:value="1.665221">
                <text:p>1.665221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1.90547">
                <text:p>1.90547</text:p>
              </table:table-cell>
              <table:table-cell office:value-type="float" office:value="1.889952">
                <text:p>1.889952</text:p>
              </table:table-cell>
              <table:table-cell office:value-type="float" office:value="0">
                <text:p>0</text:p>
              </table:table-cell>
              <table:table-cell office:value-type="float" office:value="2.389074">
                <text:p>2.38907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26867">
                <text:p>2.26867</text:p>
              </table:table-cell>
              <table:table-cell office:value-type="float" office:value="2.243027">
                <text:p>2.243027</text:p>
              </table:table-cell>
              <table:table-cell office:value-type="float" office:value="0">
                <text:p>0</text:p>
              </table:table-cell>
              <table:table-cell office:value-type="float" office:value="2.339897">
                <text:p>2.33989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2.667818">
                <text:p>2.667818</text:p>
              </table:table-cell>
              <table:table-cell office:value-type="float" office:value="2.618356">
                <text:p>2.618356</text:p>
              </table:table-cell>
              <table:table-cell office:value-type="float" office:value="0">
                <text:p>0</text:p>
              </table:table-cell>
              <table:table-cell office:value-type="float" office:value="2.734475">
                <text:p>2.73447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108623">
                <text:p>3.108623</text:p>
              </table:table-cell>
              <table:table-cell office:value-type="float" office:value="3.037743">
                <text:p>3.037743</text:p>
              </table:table-cell>
              <table:table-cell office:value-type="float" office:value="0">
                <text:p>0</text:p>
              </table:table-cell>
              <table:table-cell office:value-type="float" office:value="3.139252">
                <text:p>3.139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5543">
                <text:p>3.55543</text:p>
              </table:table-cell>
              <table:table-cell office:value-type="float" office:value="3.484075">
                <text:p>3.484075</text:p>
              </table:table-cell>
              <table:table-cell office:value-type="float" office:value="0">
                <text:p>0</text:p>
              </table:table-cell>
              <table:table-cell office:value-type="float" office:value="3.589251">
                <text:p>3.589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30.6447143554687pt" style:font-size-asian="30.6447143554687pt" style:font-size-complex="30.6447143554687pt"/>
    </style:style>
    <style:style style:name="ch3" style:family="chart">
      <style:graphic-properties draw:stroke="none" svg:stroke-color="#b3b3b3" draw:fill="none" draw:fill-color="#e6e6e6"/>
      <style:text-properties fo:font-size="18.8582859039307pt" style:font-size-asian="18.8582859039307pt" style:font-size-complex="18.8582859039307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text-properties fo:font-size="21.2155704498291pt" style:font-size-asian="21.2155704498291pt" style:font-size-complex="21.2155704498291pt"/>
    </style:style>
    <style:style style:name="ch7" style:family="chart" style:data-style-name="N116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21.2155704498291pt" style:font-size-asian="21.2155704498291pt" style:font-size-complex="21.2155704498291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501cm" svg:height="16.501cm" chart:class="chart:bar" chart:style-name="ch1">
        <chart:title svg:x="5.887cm" svg:y="0.333cm" chart:style-name="ch2">
          <text:p>Synchronous Ring SW</text:p>
        </chart:title>
        <chart:legend chart:legend-position="end" svg:x="19.086cm" svg:y="4.76cm" chart:style-name="ch3"/>
        <chart:plot-area chart:style-name="ch4" chart:data-source-has-labels="both" svg:x="0.393cm" svg:y="1.848cm" svg:width="18.162cm" svg:height="14.133cm">
          <chart:axis chart:dimension="x" chart:name="primary-x" chart:style-name="ch5">
            <chart:title svg:x="7.929cm" svg:y="14.966cm" chart:style-name="ch6">
              <text:p>Matrix Size</text:p>
            </chart:title>
            <chart:categories table:cell-range-address="local-table.$A$2:.$A$16"/>
          </chart:axis>
          <chart:axis chart:dimension="y" chart:name="primary-y" chart:style-name="ch7">
            <chart:title svg:x="0.534cm" svg:y="9.76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B$2:.$B$16" chart:label-cell-address="local-table.$B$1" chart:class="chart:bar">
            <chart:data-point chart:repeated="15"/>
          </chart:series>
          <chart:series chart:style-name="ch11" chart:values-cell-range-address="local-table.$C$2:.$C$16" chart:label-cell-address="local-table.$C$1" chart:class="chart:bar">
            <chart:data-point chart:repeated="15"/>
          </chart:series>
          <chart:series chart:style-name="ch12" chart:values-cell-range-address="local-table.$D$2:.$D$16" chart:label-cell-address="local-table.$D$1" chart:class="chart:bar">
            <chart:data-point chart:repeated="15"/>
          </chart:series>
          <chart:series chart:style-name="ch13" chart:values-cell-range-address="local-table.$E$2:.$E$16" chart:label-cell-address="local-table.$E$1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= 100</text:p>
              </table:table-cell>
              <table:table-cell office:value-type="string">
                <text:p>Chunk Size = 200</text:p>
              </table:table-cell>
              <table:table-cell office:value-type="string">
                <text:p>Chunk Size = 400</text:p>
              </table:table-cell>
              <table:table-cell office:value-type="string">
                <text:p>Chunk Size = 500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0.020356">
                <text:p>0.020356</text:p>
              </table:table-cell>
              <table:table-cell office:value-type="float" office:value="0.023714">
                <text:p>0.023714</text:p>
              </table:table-cell>
              <table:table-cell office:value-type="float" office:value="1.#NAN">
                <text:p>1.#NAN</text:p>
              </table:table-cell>
              <table:table-cell office:value-type="float" office:value="0.033051">
                <text:p>0.03305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72135">
                <text:p>0.072135</text:p>
              </table:table-cell>
              <table:table-cell office:value-type="float" office:value="0.0781">
                <text:p>0.0781</text:p>
              </table:table-cell>
              <table:table-cell office:value-type="float" office:value="0.093515">
                <text:p>0.093515</text:p>
              </table:table-cell>
              <table:table-cell office:value-type="float" office:value="0.102804">
                <text:p>0.10280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152643">
                <text:p>0.152643</text:p>
              </table:table-cell>
              <table:table-cell office:value-type="float" office:value="0.161728">
                <text:p>0.161728</text:p>
              </table:table-cell>
              <table:table-cell office:value-type="float" office:value="1.#NAN">
                <text:p>1.#NAN</text:p>
              </table:table-cell>
              <table:table-cell office:value-type="float" office:value="0.256594">
                <text:p>0.25659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266361">
                <text:p>0.266361</text:p>
              </table:table-cell>
              <table:table-cell office:value-type="float" office:value="0.27525">
                <text:p>0.27525</text:p>
              </table:table-cell>
              <table:table-cell office:value-type="float" office:value="0.301742">
                <text:p>0.301742</text:p>
              </table:table-cell>
              <table:table-cell office:value-type="float" office:value="0.319995">
                <text:p>0.319995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407455">
                <text:p>0.407455</text:p>
              </table:table-cell>
              <table:table-cell office:value-type="float" office:value="0.416622">
                <text:p>0.416622</text:p>
              </table:table-cell>
              <table:table-cell office:value-type="float" office:value="1.#NAN">
                <text:p>1.#NAN</text:p>
              </table:table-cell>
              <table:table-cell office:value-type="float" office:value="0.476887">
                <text:p>0.476887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576989">
                <text:p>0.576989</text:p>
              </table:table-cell>
              <table:table-cell office:value-type="float" office:value="0.5891">
                <text:p>0.5891</text:p>
              </table:table-cell>
              <table:table-cell office:value-type="float" office:value="0.627502">
                <text:p>0.627502</text:p>
              </table:table-cell>
              <table:table-cell office:value-type="float" office:value="0.650922">
                <text:p>0.65092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780336">
                <text:p>0.780336</text:p>
              </table:table-cell>
              <table:table-cell office:value-type="float" office:value="0.78853">
                <text:p>0.78853</text:p>
              </table:table-cell>
              <table:table-cell office:value-type="float" office:value="1.#NAN">
                <text:p>1.#NAN</text:p>
              </table:table-cell>
              <table:table-cell office:value-type="float" office:value="0.863387">
                <text:p>0.863387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1.017995">
                <text:p>1.017995</text:p>
              </table:table-cell>
              <table:table-cell office:value-type="float" office:value="1.019992">
                <text:p>1.019992</text:p>
              </table:table-cell>
              <table:table-cell office:value-type="float" office:value="1.073005">
                <text:p>1.073005</text:p>
              </table:table-cell>
              <table:table-cell office:value-type="float" office:value="1.09671">
                <text:p>1.09671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361065">
                <text:p>1.361065</text:p>
              </table:table-cell>
              <table:table-cell office:value-type="float" office:value="1.317661">
                <text:p>1.317661</text:p>
              </table:table-cell>
              <table:table-cell office:value-type="float" office:value="1.#NAN">
                <text:p>1.#NAN</text:p>
              </table:table-cell>
              <table:table-cell office:value-type="float" office:value="1.385043">
                <text:p>1.3850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576793">
                <text:p>1.576793</text:p>
              </table:table-cell>
              <table:table-cell office:value-type="float" office:value="1.563807">
                <text:p>1.563807</text:p>
              </table:table-cell>
              <table:table-cell office:value-type="float" office:value="1.#NAN">
                <text:p>1.#NAN</text:p>
              </table:table-cell>
              <table:table-cell office:value-type="float" office:value="1.658294">
                <text:p>1.658294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915951">
                <text:p>1.915951</text:p>
              </table:table-cell>
              <table:table-cell office:value-type="float" office:value="1.880185">
                <text:p>1.880185</text:p>
              </table:table-cell>
              <table:table-cell office:value-type="float" office:value="1.#NAN">
                <text:p>1.#NAN</text:p>
              </table:table-cell>
              <table:table-cell office:value-type="float" office:value="1.986628">
                <text:p>1.986628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2.272222">
                <text:p>2.272222</text:p>
              </table:table-cell>
              <table:table-cell office:value-type="float" office:value="2.236543">
                <text:p>2.236543</text:p>
              </table:table-cell>
              <table:table-cell office:value-type="float" office:value="1.#NAN">
                <text:p>1.#NAN</text:p>
              </table:table-cell>
              <table:table-cell office:value-type="float" office:value="2.344226">
                <text:p>2.344226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66263">
                <text:p>2.66263</text:p>
              </table:table-cell>
              <table:table-cell office:value-type="float" office:value="2.628066">
                <text:p>2.628066</text:p>
              </table:table-cell>
              <table:table-cell office:value-type="float" office:value="1.#NAN">
                <text:p>1.#NAN</text:p>
              </table:table-cell>
              <table:table-cell office:value-type="float" office:value="2.735601">
                <text:p>2.735601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3.082524">
                <text:p>3.082524</text:p>
              </table:table-cell>
              <table:table-cell office:value-type="float" office:value="3.040637">
                <text:p>3.040637</text:p>
              </table:table-cell>
              <table:table-cell office:value-type="float" office:value="1.#NAN">
                <text:p>1.#NAN</text:p>
              </table:table-cell>
              <table:table-cell office:value-type="float" office:value="3.1528">
                <text:p>3.152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545044">
                <text:p>3.545044</text:p>
              </table:table-cell>
              <table:table-cell office:value-type="float" office:value="3.479696">
                <text:p>3.479696</text:p>
              </table:table-cell>
              <table:table-cell office:value-type="float" office:value="1.#NAN">
                <text:p>1.#NAN</text:p>
              </table:table-cell>
              <table:table-cell office:value-type="float" office:value="3.572735">
                <text:p>3.572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5.0140552520752pt" style:font-size-asian="25.0140552520752pt" style:font-size-complex="25.0140552520752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5" style:family="chart">
      <style:text-properties fo:font-size="17.3174228668213pt" style:font-size-asian="17.3174228668213pt" style:font-size-complex="17.3174228668213pt"/>
    </style:style>
    <style:style style:name="ch6" style:family="chart">
      <style:chart-properties style:rotation-angle="90"/>
      <style:text-properties fo:font-size="17.3174228668213pt" style:font-size-asian="17.3174228668213pt" style:font-size-complex="17.3174228668213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6.001cm" svg:height="15.501cm" chart:class="chart:line" chart:style-name="ch1">
        <chart:title svg:x="5.71cm" svg:y="0.311cm" chart:style-name="ch2">
          <text:p>Sequential Perfomance</text:p>
        </chart:title>
        <chart:plot-area chart:style-name="ch3" chart:data-source-has-labels="both" svg:x="0.382cm" svg:y="1.735cm" svg:width="24.317cm" svg:height="13.282cm">
          <chart:axis chart:dimension="x" chart:name="primary-x" chart:style-name="ch4">
            <chart:title svg:x="8.518cm" svg:y="14.061cm" chart:style-name="ch5">
              <text:p>Seconds</text:p>
            </chart:title>
            <chart:categories table:cell-range-address="local-table.$A$2:.$A$16"/>
          </chart:axis>
          <chart:axis chart:dimension="y" chart:name="primary-y" chart:style-name="ch4">
            <chart:title svg:x="0.522cm" svg:y="9.413cm" chart:style-name="ch6">
              <text:p>Matrix Size</text:p>
            </chart:title>
            <chart:grid chart:style-name="ch7" chart:class="major"/>
          </chart:axis>
          <chart:series chart:style-name="ch8" chart:values-cell-range-address="local-table.$B$2:.$B$16" chart:label-cell-address="local-table.$B$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50909">
                <text:p>0.05090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205077">
                <text:p>0.205077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466573">
                <text:p>0.46657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818291">
                <text:p>0.818291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1.280939">
                <text:p>1.280939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1.842906">
                <text:p>1.842906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2.529346">
                <text:p>2.529346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3.297093">
                <text:p>3.29709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.16963">
                <text:p>4.16963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5.17103">
                <text:p>5.17103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6.230284">
                <text:p>6.23028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7.431757">
                <text:p>7.43175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8.984918">
                <text:p>8.98491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10.063175">
                <text:p>10.063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.546936">
                <text:p>11.546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